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v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v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3" office:value-type="string" calcext:value-type="string">
            <text:p>Temperatura exterior (K)</text:p>
          </table:table-cell>
          <table:table-cell/>
          <table:table-cell table:style-name="ce3" office:value-type="string" calcext:value-type="string">
            <text:p>Temperatura interior (K)</text:p>
          </table:table-cell>
          <table:table-cell table:style-name="ce3"/>
          <table:table-cell table:style-name="ce3" office:value-type="string" calcext:value-type="string">
            <text:p>Voltatge (V)</text:p>
          </table:table-cell>
          <table:table-cell table:style-name="ce3"/>
          <table:table-cell table:style-name="ce3" office:value-type="string" calcext:value-type="string">
            <text:p>Quantitat de llum (lx)</text:p>
          </table:table-cell>
          <table:table-cell table:style-name="ce3"/>
          <table:table-cell table:style-name="ce3" office:value-type="string" calcext:value-type="string">
            <text:p>Intensitat (A)</text:p>
          </table:table-cell>
          <table:table-cell/>
          <table:table-cell table:style-name="ce3" office:value-type="string" calcext:value-type="string">
            <text:p>Potència (W)</text:p>
          </table:table-cell>
          <table:table-cell/>
          <table:table-cell>
            <draw:frame table:end-cell-address="prova1.T18" table:end-x="33.93pt" table:end-y="10.49pt" draw:z-index="0" draw:name="Chart 1" draw:style-name="gr1" draw:text-style-name="P1" svg:width="449.97pt" svg:height="278.22pt" svg:x="4.85pt" svg:y="0pt">
              <draw:object draw:notify-on-update-of-ranges="prova1.A2:prova1.A100 prova1.B1:prova1.B1 prova1.B2:prova1.B100 prova1.D1:prova1.D1 prova1.D2:prova1.D10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prova1.Z18" table:end-x="29.42pt" table:end-y="10.49pt" draw:z-index="1" draw:name="Chart 2" draw:style-name="gr1" draw:text-style-name="P1" svg:width="449.97pt" svg:height="278.22pt" svg:x="0.37pt" svg:y="0pt">
              <draw:object draw:notify-on-update-of-ranges="prova1.A2:prova1.A100 prova1.H1:prova1.H1 prova1.H2:prova1.H10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4"/>
        </table:table-row>
        <table:table-row table:style-name="ro1">
          <table:table-cell table:style-name="ce2" office:value-type="time" office:time-value="PT11H45M00S" calcext:value-type="time">
            <text:p>11:45</text:p>
          </table:table-cell>
          <table:table-cell table:style-name="ce4" office:value-type="float" office:value="282.84" calcext:value-type="float">
            <text:p>282.8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7.09" calcext:value-type="float">
            <text:p>287.0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5" calcext:value-type="float">
            <text:p>0.15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4731" calcext:value-type="float">
            <text:p>14731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2]/2*(-1.83632+[.D2]*0.0128)" office:value-type="float" office:value="0.1378824" calcext:value-type="float">
            <text:p>0.1379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2]*[.J2]" office:value-type="float" office:value="0.02068236" calcext:value-type="float">
            <text:p>0.0206823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45M20S" calcext:value-type="time">
            <text:p>11:45</text:p>
          </table:table-cell>
          <table:table-cell table:style-name="ce4" office:value-type="float" office:value="282.84" calcext:value-type="float">
            <text:p>282.8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7.27" calcext:value-type="float">
            <text:p>287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6" calcext:value-type="float">
            <text:p>0.16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4586" calcext:value-type="float">
            <text:p>14586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3]/2*(-1.83632+[.D3]*0.0128)" office:value-type="float" office:value="0.14725888" calcext:value-type="float">
            <text:p>0.1473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3]*[.J3]" office:value-type="float" office:value="0.0235614208" calcext:value-type="float">
            <text:p>0.0235614208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45M40S" calcext:value-type="time">
            <text:p>11:45</text:p>
          </table:table-cell>
          <table:table-cell table:style-name="ce4" office:value-type="float" office:value="282.96" calcext:value-type="float">
            <text:p>282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7.46" calcext:value-type="float">
            <text:p>287.46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6" calcext:value-type="float">
            <text:p>0.16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4543" calcext:value-type="float">
            <text:p>14543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4]/2*(-1.83632+[.D4]*0.0128)" office:value-type="float" office:value="0.14745344" calcext:value-type="float">
            <text:p>0.1475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4]*[.J4]" office:value-type="float" office:value="0.0235925504" calcext:value-type="float">
            <text:p>0.0235925504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46M00S" calcext:value-type="time">
            <text:p>11:46</text:p>
          </table:table-cell>
          <table:table-cell table:style-name="ce4" office:value-type="float" office:value="283.09" calcext:value-type="float">
            <text:p>283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7.59" calcext:value-type="float">
            <text:p>287.5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6" calcext:value-type="float">
            <text:p>0.16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4642" calcext:value-type="float">
            <text:p>14642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5]/2*(-1.83632+[.D5]*0.0128)" office:value-type="float" office:value="0.14758656" calcext:value-type="float">
            <text:p>0.1476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5]*[.J5]" office:value-type="float" office:value="0.0236138496" calcext:value-type="float">
            <text:p>0.023613849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46M20S" calcext:value-type="time">
            <text:p>11:46</text:p>
          </table:table-cell>
          <table:table-cell table:style-name="ce4" office:value-type="float" office:value="283.15" calcext:value-type="float">
            <text:p>283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7.77" calcext:value-type="float">
            <text:p>287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7" calcext:value-type="float">
            <text:p>0.17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4545" calcext:value-type="float">
            <text:p>14545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6]/2*(-1.83632+[.D6]*0.0128)" office:value-type="float" office:value="0.15700656" calcext:value-type="float">
            <text:p>0.1570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6]*[.J6]" office:value-type="float" office:value="0.0266911152" calcext:value-type="float">
            <text:p>0.0266911152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46M40S" calcext:value-type="time">
            <text:p>11:46</text:p>
          </table:table-cell>
          <table:table-cell table:style-name="ce4" office:value-type="float" office:value="283.15" calcext:value-type="float">
            <text:p>283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7.9" calcext:value-type="float">
            <text:p>287.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7" calcext:value-type="float">
            <text:p>0.17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484" calcext:value-type="float">
            <text:p>13484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7]/2*(-1.83632+[.D7]*0.0128)" office:value-type="float" office:value="0.157148" calcext:value-type="float">
            <text:p>0.1571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7]*[.J7]" office:value-type="float" office:value="0.02671516" calcext:value-type="float">
            <text:p>0.0267151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47M00S" calcext:value-type="time">
            <text:p>11:47</text:p>
          </table:table-cell>
          <table:table-cell table:style-name="ce4" office:value-type="float" office:value="283.21" calcext:value-type="float">
            <text:p>283.2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02" calcext:value-type="float">
            <text:p>288.02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7" calcext:value-type="float">
            <text:p>0.17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4468" calcext:value-type="float">
            <text:p>14468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8]/2*(-1.83632+[.D8]*0.0128)" office:value-type="float" office:value="0.15727856" calcext:value-type="float">
            <text:p>0.1573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8]*[.J8]" office:value-type="float" office:value="0.0267373552" calcext:value-type="float">
            <text:p>0.0267373552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47M20S" calcext:value-type="time">
            <text:p>11:47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15" calcext:value-type="float">
            <text:p>288.15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8" calcext:value-type="float">
            <text:p>0.18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4436" calcext:value-type="float">
            <text:p>14436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9]/2*(-1.83632+[.D9]*0.0128)" office:value-type="float" office:value="0.16668" calcext:value-type="float">
            <text:p>0.1667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9]*[.J9]" office:value-type="float" office:value="0.0300024" calcext:value-type="float">
            <text:p>0.0300024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47M40S" calcext:value-type="time">
            <text:p>11:47</text:p>
          </table:table-cell>
          <table:table-cell table:style-name="ce4" office:value-type="float" office:value="283.09" calcext:value-type="float">
            <text:p>283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27" calcext:value-type="float">
            <text:p>288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9" calcext:value-type="float">
            <text:p>0.19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4399" calcext:value-type="float">
            <text:p>14399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10]/2*(-1.83632+[.D10]*0.0128)" office:value-type="float" office:value="0.17608592" calcext:value-type="float">
            <text:p>0.1761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10]*[.J10]" office:value-type="float" office:value="0.0334563248" calcext:value-type="float">
            <text:p>0.0334563248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48M00S" calcext:value-type="time">
            <text:p>11:48</text:p>
          </table:table-cell>
          <table:table-cell table:style-name="ce4" office:value-type="float" office:value="283.21" calcext:value-type="float">
            <text:p>283.2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34" calcext:value-type="float">
            <text:p>288.3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8" calcext:value-type="float">
            <text:p>0.18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4369" calcext:value-type="float">
            <text:p>14369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11]/2*(-1.83632+[.D11]*0.0128)" office:value-type="float" office:value="0.16689888" calcext:value-type="float">
            <text:p>0.1669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11]*[.J11]" office:value-type="float" office:value="0.0300417984" calcext:value-type="float">
            <text:p>0.0300417984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48M20S" calcext:value-type="time">
            <text:p>11:48</text:p>
          </table:table-cell>
          <table:table-cell table:style-name="ce4" office:value-type="float" office:value="283.15" calcext:value-type="float">
            <text:p>283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27" calcext:value-type="float">
            <text:p>288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8" calcext:value-type="float">
            <text:p>0.18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4338" calcext:value-type="float">
            <text:p>14338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12]/2*(-1.83632+[.D12]*0.0128)" office:value-type="float" office:value="0.16681824" calcext:value-type="float">
            <text:p>0.1668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12]*[.J12]" office:value-type="float" office:value="0.0300272832" calcext:value-type="float">
            <text:p>0.0300272832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48M40S" calcext:value-type="time">
            <text:p>11:48</text:p>
          </table:table-cell>
          <table:table-cell table:style-name="ce4" office:value-type="float" office:value="283.15" calcext:value-type="float">
            <text:p>283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27" calcext:value-type="float">
            <text:p>288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8" calcext:value-type="float">
            <text:p>0.18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4294" calcext:value-type="float">
            <text:p>14294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13]/2*(-1.83632+[.D13]*0.0128)" office:value-type="float" office:value="0.16681824" calcext:value-type="float">
            <text:p>0.1668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13]*[.J13]" office:value-type="float" office:value="0.0300272832" calcext:value-type="float">
            <text:p>0.0300272832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49M00S" calcext:value-type="time">
            <text:p>11:49</text:p>
          </table:table-cell>
          <table:table-cell table:style-name="ce4" office:value-type="float" office:value="283.09" calcext:value-type="float">
            <text:p>283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27" calcext:value-type="float">
            <text:p>288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9" calcext:value-type="float">
            <text:p>0.19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4239" calcext:value-type="float">
            <text:p>14239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14]/2*(-1.83632+[.D14]*0.0128)" office:value-type="float" office:value="0.17608592" calcext:value-type="float">
            <text:p>0.1761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14]*[.J14]" office:value-type="float" office:value="0.0334563248" calcext:value-type="float">
            <text:p>0.0334563248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49M20S" calcext:value-type="time">
            <text:p>11:49</text:p>
          </table:table-cell>
          <table:table-cell table:style-name="ce4" office:value-type="float" office:value="283.09" calcext:value-type="float">
            <text:p>283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34" calcext:value-type="float">
            <text:p>288.3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9" calcext:value-type="float">
            <text:p>0.19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4189" calcext:value-type="float">
            <text:p>14189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15]/2*(-1.83632+[.D15]*0.0128)" office:value-type="float" office:value="0.17617104" calcext:value-type="float">
            <text:p>0.1762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15]*[.J15]" office:value-type="float" office:value="0.0334724976" calcext:value-type="float">
            <text:p>0.033472497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49M40S" calcext:value-type="time">
            <text:p>11:49</text:p>
          </table:table-cell>
          <table:table-cell table:style-name="ce4" office:value-type="float" office:value="283.15" calcext:value-type="float">
            <text:p>283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34" calcext:value-type="float">
            <text:p>288.3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9" calcext:value-type="float">
            <text:p>0.19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4140" calcext:value-type="float">
            <text:p>14140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16]/2*(-1.83632+[.D16]*0.0128)" office:value-type="float" office:value="0.17617104" calcext:value-type="float">
            <text:p>0.1762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16]*[.J16]" office:value-type="float" office:value="0.0334724976" calcext:value-type="float">
            <text:p>0.033472497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0M00S" calcext:value-type="time">
            <text:p>11:50</text:p>
          </table:table-cell>
          <table:table-cell table:style-name="ce4" office:value-type="float" office:value="283.09" calcext:value-type="float">
            <text:p>283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27" calcext:value-type="float">
            <text:p>288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9" calcext:value-type="float">
            <text:p>0.19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4089" calcext:value-type="float">
            <text:p>14089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17]/2*(-1.83632+[.D17]*0.0128)" office:value-type="float" office:value="0.17608592" calcext:value-type="float">
            <text:p>0.1761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17]*[.J17]" office:value-type="float" office:value="0.0334563248" calcext:value-type="float">
            <text:p>0.0334563248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0M20S" calcext:value-type="time">
            <text:p>11:50</text:p>
          </table:table-cell>
          <table:table-cell table:style-name="ce4" office:value-type="float" office:value="282.96" calcext:value-type="float">
            <text:p>282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27" calcext:value-type="float">
            <text:p>288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9" calcext:value-type="float">
            <text:p>0.19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4052" calcext:value-type="float">
            <text:p>14052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18]/2*(-1.83632+[.D18]*0.0128)" office:value-type="float" office:value="0.17608592" calcext:value-type="float">
            <text:p>0.1761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18]*[.J18]" office:value-type="float" office:value="0.0334563248" calcext:value-type="float">
            <text:p>0.0334563248</text:p>
          </table:table-cell>
          <table:table-cell table:style-name="ce3" office:value-type="string" calcext:value-type="string">
            <text:p>W</text:p>
          </table:table-cell>
          <table:table-cell>
            <draw:frame table:end-cell-address="prova1.T36" table:end-x="33.93pt" table:end-y="5.22pt" draw:z-index="2" draw:name="Chart 3" draw:style-name="gr1" draw:text-style-name="P1" svg:width="449.97pt" svg:height="278.22pt" svg:x="4.85pt" svg:y="10.49pt">
              <draw:object draw:notify-on-update-of-ranges="prova1.A2:prova1.A100 prova1.F1:prova1.F1 prova1.F2:prova1.F10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prova1.Z36" table:end-x="29.42pt" table:end-y="5.22pt" draw:z-index="3" draw:name="Chart 4" draw:style-name="gr1" draw:text-style-name="P1" svg:width="449.97pt" svg:height="278.22pt" svg:x="0.37pt" svg:y="10.49pt">
              <draw:object draw:notify-on-update-of-ranges="prova1.A2:prova1.A100 prova1.L1:prova1.L1 prova1.L2:prova1.L10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4"/>
        </table:table-row>
        <table:table-row table:style-name="ro1">
          <table:table-cell table:style-name="ce2" office:value-type="time" office:time-value="PT11H50M40S" calcext:value-type="time">
            <text:p>11:50</text:p>
          </table:table-cell>
          <table:table-cell table:style-name="ce4" office:value-type="float" office:value="282.84" calcext:value-type="float">
            <text:p>282.8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27" calcext:value-type="float">
            <text:p>288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" calcext:value-type="float">
            <text:p>0.20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984" calcext:value-type="float">
            <text:p>13984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19]/2*(-1.83632+[.D19]*0.0128)" office:value-type="float" office:value="0.1853536" calcext:value-type="float">
            <text:p>0.1854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19]*[.J19]" office:value-type="float" office:value="0.03707072" calcext:value-type="float">
            <text:p>0.03707072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1M00S" calcext:value-type="time">
            <text:p>11:51</text:p>
          </table:table-cell>
          <table:table-cell table:style-name="ce4" office:value-type="float" office:value="282.9" calcext:value-type="float">
            <text:p>282.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27" calcext:value-type="float">
            <text:p>288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9" calcext:value-type="float">
            <text:p>0.19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544" calcext:value-type="float">
            <text:p>13544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20]/2*(-1.83632+[.D20]*0.0128)" office:value-type="float" office:value="0.17608592" calcext:value-type="float">
            <text:p>0.1761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20]*[.J20]" office:value-type="float" office:value="0.0334563248" calcext:value-type="float">
            <text:p>0.0334563248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1M20S" calcext:value-type="time">
            <text:p>11:51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27" calcext:value-type="float">
            <text:p>288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9" calcext:value-type="float">
            <text:p>0.19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10" calcext:value-type="float">
            <text:p>13610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21]/2*(-1.83632+[.D21]*0.0128)" office:value-type="float" office:value="0.17608592" calcext:value-type="float">
            <text:p>0.1761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21]*[.J21]" office:value-type="float" office:value="0.0334563248" calcext:value-type="float">
            <text:p>0.0334563248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1M40S" calcext:value-type="time">
            <text:p>11:51</text:p>
          </table:table-cell>
          <table:table-cell table:style-name="ce4" office:value-type="float" office:value="283.27" calcext:value-type="float">
            <text:p>283.2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27" calcext:value-type="float">
            <text:p>288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8" calcext:value-type="float">
            <text:p>0.18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825" calcext:value-type="float">
            <text:p>13825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22]/2*(-1.83632+[.D22]*0.0128)" office:value-type="float" office:value="0.16681824" calcext:value-type="float">
            <text:p>0.1668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22]*[.J22]" office:value-type="float" office:value="0.0300272832" calcext:value-type="float">
            <text:p>0.0300272832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2M00S" calcext:value-type="time">
            <text:p>11:52</text:p>
          </table:table-cell>
          <table:table-cell table:style-name="ce4" office:value-type="float" office:value="283.46" calcext:value-type="float">
            <text:p>283.4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34" calcext:value-type="float">
            <text:p>288.3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8" calcext:value-type="float">
            <text:p>0.18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14" calcext:value-type="float">
            <text:p>13714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23]/2*(-1.83632+[.D23]*0.0128)" office:value-type="float" office:value="0.16689888" calcext:value-type="float">
            <text:p>0.1669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23]*[.J23]" office:value-type="float" office:value="0.0300417984" calcext:value-type="float">
            <text:p>0.0300417984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2M20S" calcext:value-type="time">
            <text:p>11:52</text:p>
          </table:table-cell>
          <table:table-cell table:style-name="ce4" office:value-type="float" office:value="283.46" calcext:value-type="float">
            <text:p>283.4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4" calcext:value-type="float">
            <text:p>288.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8" calcext:value-type="float">
            <text:p>0.18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59" calcext:value-type="float">
            <text:p>13759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24]/2*(-1.83632+[.D24]*0.0128)" office:value-type="float" office:value="0.166968" calcext:value-type="float">
            <text:p>0.1670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24]*[.J24]" office:value-type="float" office:value="0.03005424" calcext:value-type="float">
            <text:p>0.03005424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2M40S" calcext:value-type="time">
            <text:p>11:52</text:p>
          </table:table-cell>
          <table:table-cell table:style-name="ce4" office:value-type="float" office:value="283.46" calcext:value-type="float">
            <text:p>283.4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4" calcext:value-type="float">
            <text:p>288.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8" calcext:value-type="float">
            <text:p>0.18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06" calcext:value-type="float">
            <text:p>13706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25]/2*(-1.83632+[.D25]*0.0128)" office:value-type="float" office:value="0.166968" calcext:value-type="float">
            <text:p>0.1670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25]*[.J25]" office:value-type="float" office:value="0.03005424" calcext:value-type="float">
            <text:p>0.03005424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3M00S" calcext:value-type="time">
            <text:p>11:53</text:p>
          </table:table-cell>
          <table:table-cell table:style-name="ce4" office:value-type="float" office:value="283.46" calcext:value-type="float">
            <text:p>283.4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4" calcext:value-type="float">
            <text:p>288.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8" calcext:value-type="float">
            <text:p>0.18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34" calcext:value-type="float">
            <text:p>13734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26]/2*(-1.83632+[.D26]*0.0128)" office:value-type="float" office:value="0.166968" calcext:value-type="float">
            <text:p>0.1670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26]*[.J26]" office:value-type="float" office:value="0.03005424" calcext:value-type="float">
            <text:p>0.03005424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3M20S" calcext:value-type="time">
            <text:p>11:53</text:p>
          </table:table-cell>
          <table:table-cell table:style-name="ce4" office:value-type="float" office:value="283.52" calcext:value-type="float">
            <text:p>283.5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52" calcext:value-type="float">
            <text:p>288.52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8" calcext:value-type="float">
            <text:p>0.18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07" calcext:value-type="float">
            <text:p>13707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27]/2*(-1.83632+[.D27]*0.0128)" office:value-type="float" office:value="0.16710624" calcext:value-type="float">
            <text:p>0.1671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27]*[.J27]" office:value-type="float" office:value="0.0300791232" calcext:value-type="float">
            <text:p>0.0300791232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3M40S" calcext:value-type="time">
            <text:p>11:53</text:p>
          </table:table-cell>
          <table:table-cell table:style-name="ce4" office:value-type="float" office:value="283.46" calcext:value-type="float">
            <text:p>283.4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59" calcext:value-type="float">
            <text:p>288.5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8" calcext:value-type="float">
            <text:p>0.18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97" calcext:value-type="float">
            <text:p>13697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28]/2*(-1.83632+[.D28]*0.0128)" office:value-type="float" office:value="0.16718688" calcext:value-type="float">
            <text:p>0.1672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28]*[.J28]" office:value-type="float" office:value="0.0300936384" calcext:value-type="float">
            <text:p>0.0300936384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4M00S" calcext:value-type="time">
            <text:p>11:54</text:p>
          </table:table-cell>
          <table:table-cell table:style-name="ce4" office:value-type="float" office:value="283.46" calcext:value-type="float">
            <text:p>283.4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65" calcext:value-type="float">
            <text:p>288.65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9" calcext:value-type="float">
            <text:p>0.19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555" calcext:value-type="float">
            <text:p>13555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29]/2*(-1.83632+[.D29]*0.0128)" office:value-type="float" office:value="0.176548" calcext:value-type="float">
            <text:p>0.1765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29]*[.J29]" office:value-type="float" office:value="0.03354412" calcext:value-type="float">
            <text:p>0.03354412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4M20S" calcext:value-type="time">
            <text:p>11:54</text:p>
          </table:table-cell>
          <table:table-cell table:style-name="ce4" office:value-type="float" office:value="283.34" calcext:value-type="float">
            <text:p>283.3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65" calcext:value-type="float">
            <text:p>288.65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19" calcext:value-type="float">
            <text:p>0.19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432" calcext:value-type="float">
            <text:p>13432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30]/2*(-1.83632+[.D30]*0.0128)" office:value-type="float" office:value="0.176548" calcext:value-type="float">
            <text:p>0.1765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30]*[.J30]" office:value-type="float" office:value="0.03354412" calcext:value-type="float">
            <text:p>0.03354412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4M40S" calcext:value-type="time">
            <text:p>11:54</text:p>
          </table:table-cell>
          <table:table-cell table:style-name="ce4" office:value-type="float" office:value="283.21" calcext:value-type="float">
            <text:p>283.2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65" calcext:value-type="float">
            <text:p>288.65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" calcext:value-type="float">
            <text:p>0.20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584" calcext:value-type="float">
            <text:p>13584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31]/2*(-1.83632+[.D31]*0.0128)" office:value-type="float" office:value="0.18584" calcext:value-type="float">
            <text:p>0.1858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31]*[.J31]" office:value-type="float" office:value="0.037168" calcext:value-type="float">
            <text:p>0.037168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5M00S" calcext:value-type="time">
            <text:p>11:55</text:p>
          </table:table-cell>
          <table:table-cell table:style-name="ce4" office:value-type="float" office:value="283.21" calcext:value-type="float">
            <text:p>283.2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65" calcext:value-type="float">
            <text:p>288.65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" calcext:value-type="float">
            <text:p>0.20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24" calcext:value-type="float">
            <text:p>13624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32]/2*(-1.83632+[.D32]*0.0128)" office:value-type="float" office:value="0.18584" calcext:value-type="float">
            <text:p>0.1858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32]*[.J32]" office:value-type="float" office:value="0.037168" calcext:value-type="float">
            <text:p>0.037168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5M20S" calcext:value-type="time">
            <text:p>11:55</text:p>
          </table:table-cell>
          <table:table-cell table:style-name="ce4" office:value-type="float" office:value="283.15" calcext:value-type="float">
            <text:p>283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65" calcext:value-type="float">
            <text:p>288.65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" calcext:value-type="float">
            <text:p>0.20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493" calcext:value-type="float">
            <text:p>13493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33]/2*(-1.83632+[.D33]*0.0128)" office:value-type="float" office:value="0.18584" calcext:value-type="float">
            <text:p>0.1858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33]*[.J33]" office:value-type="float" office:value="0.037168" calcext:value-type="float">
            <text:p>0.037168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5M40S" calcext:value-type="time">
            <text:p>11:55</text:p>
          </table:table-cell>
          <table:table-cell table:style-name="ce4" office:value-type="float" office:value="283.15" calcext:value-type="float">
            <text:p>283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1" calcext:value-type="float">
            <text:p>288.7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" calcext:value-type="float">
            <text:p>0.20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2904" calcext:value-type="float">
            <text:p>12904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34]/2*(-1.83632+[.D34]*0.0128)" office:value-type="float" office:value="0.1859168" calcext:value-type="float">
            <text:p>0.1859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34]*[.J34]" office:value-type="float" office:value="0.03718336" calcext:value-type="float">
            <text:p>0.0371833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6M00S" calcext:value-type="time">
            <text:p>11:56</text:p>
          </table:table-cell>
          <table:table-cell table:style-name="ce4" office:value-type="float" office:value="283.09" calcext:value-type="float">
            <text:p>283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1" calcext:value-type="float">
            <text:p>288.7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" calcext:value-type="float">
            <text:p>0.20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53" calcext:value-type="float">
            <text:p>13653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35]/2*(-1.83632+[.D35]*0.0128)" office:value-type="float" office:value="0.1859168" calcext:value-type="float">
            <text:p>0.1859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35]*[.J35]" office:value-type="float" office:value="0.03718336" calcext:value-type="float">
            <text:p>0.0371833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6M20S" calcext:value-type="time">
            <text:p>11:56</text:p>
          </table:table-cell>
          <table:table-cell table:style-name="ce4" office:value-type="float" office:value="283.15" calcext:value-type="float">
            <text:p>283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1" calcext:value-type="float">
            <text:p>288.7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" calcext:value-type="float">
            <text:p>0.20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89" calcext:value-type="float">
            <text:p>13689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36]/2*(-1.83632+[.D36]*0.0128)" office:value-type="float" office:value="0.1859168" calcext:value-type="float">
            <text:p>0.1859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36]*[.J36]" office:value-type="float" office:value="0.03718336" calcext:value-type="float">
            <text:p>0.0371833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6M40S" calcext:value-type="time">
            <text:p>11:56</text:p>
          </table:table-cell>
          <table:table-cell table:style-name="ce4" office:value-type="float" office:value="283.15" calcext:value-type="float">
            <text:p>283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7" calcext:value-type="float">
            <text:p>288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" calcext:value-type="float">
            <text:p>0.20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443" calcext:value-type="float">
            <text:p>13443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37]/2*(-1.83632+[.D37]*0.0128)" office:value-type="float" office:value="0.1859936" calcext:value-type="float">
            <text:p>0.1860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37]*[.J37]" office:value-type="float" office:value="0.03719872" calcext:value-type="float">
            <text:p>0.03719872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7M00S" calcext:value-type="time">
            <text:p>11:57</text:p>
          </table:table-cell>
          <table:table-cell table:style-name="ce4" office:value-type="float" office:value="283.15" calcext:value-type="float">
            <text:p>283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1" calcext:value-type="float">
            <text:p>288.7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" calcext:value-type="float">
            <text:p>0.20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69" calcext:value-type="float">
            <text:p>13669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38]/2*(-1.83632+[.D38]*0.0128)" office:value-type="float" office:value="0.1859168" calcext:value-type="float">
            <text:p>0.1859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38]*[.J38]" office:value-type="float" office:value="0.03718336" calcext:value-type="float">
            <text:p>0.0371833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7M20S" calcext:value-type="time">
            <text:p>11:57</text:p>
          </table:table-cell>
          <table:table-cell table:style-name="ce4" office:value-type="float" office:value="283.15" calcext:value-type="float">
            <text:p>283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1" calcext:value-type="float">
            <text:p>288.7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" calcext:value-type="float">
            <text:p>0.20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23" calcext:value-type="float">
            <text:p>13723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39]/2*(-1.83632+[.D39]*0.0128)" office:value-type="float" office:value="0.1859168" calcext:value-type="float">
            <text:p>0.1859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39]*[.J39]" office:value-type="float" office:value="0.03718336" calcext:value-type="float">
            <text:p>0.0371833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7M40S" calcext:value-type="time">
            <text:p>11:57</text:p>
          </table:table-cell>
          <table:table-cell table:style-name="ce4" office:value-type="float" office:value="283.15" calcext:value-type="float">
            <text:p>283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1" calcext:value-type="float">
            <text:p>288.7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" calcext:value-type="float">
            <text:p>0.20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85" calcext:value-type="float">
            <text:p>13685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40]/2*(-1.83632+[.D40]*0.0128)" office:value-type="float" office:value="0.1859168" calcext:value-type="float">
            <text:p>0.1859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40]*[.J40]" office:value-type="float" office:value="0.03718336" calcext:value-type="float">
            <text:p>0.0371833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8M00S" calcext:value-type="time">
            <text:p>11:58</text:p>
          </table:table-cell>
          <table:table-cell table:style-name="ce4" office:value-type="float" office:value="283.15" calcext:value-type="float">
            <text:p>283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7" calcext:value-type="float">
            <text:p>288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" calcext:value-type="float">
            <text:p>0.20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43" calcext:value-type="float">
            <text:p>13743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41]/2*(-1.83632+[.D41]*0.0128)" office:value-type="float" office:value="0.1859936" calcext:value-type="float">
            <text:p>0.1860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41]*[.J41]" office:value-type="float" office:value="0.03719872" calcext:value-type="float">
            <text:p>0.03719872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8M20S" calcext:value-type="time">
            <text:p>11:58</text:p>
          </table:table-cell>
          <table:table-cell table:style-name="ce4" office:value-type="float" office:value="283.21" calcext:value-type="float">
            <text:p>283.2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7" calcext:value-type="float">
            <text:p>288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" calcext:value-type="float">
            <text:p>0.20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94" calcext:value-type="float">
            <text:p>13794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42]/2*(-1.83632+[.D42]*0.0128)" office:value-type="float" office:value="0.1859936" calcext:value-type="float">
            <text:p>0.1860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42]*[.J42]" office:value-type="float" office:value="0.03719872" calcext:value-type="float">
            <text:p>0.03719872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8M40S" calcext:value-type="time">
            <text:p>11:58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84" calcext:value-type="float">
            <text:p>288.8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1" calcext:value-type="float">
            <text:p>0.21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59" calcext:value-type="float">
            <text:p>13759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43]/2*(-1.83632+[.D43]*0.0128)" office:value-type="float" office:value="0.19538736" calcext:value-type="float">
            <text:p>0.1954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43]*[.J43]" office:value-type="float" office:value="0.0410313456" calcext:value-type="float">
            <text:p>0.041031345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9M00S" calcext:value-type="time">
            <text:p>11:59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7" calcext:value-type="float">
            <text:p>288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1" calcext:value-type="float">
            <text:p>0.21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48" calcext:value-type="float">
            <text:p>13748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44]/2*(-1.83632+[.D44]*0.0128)" office:value-type="float" office:value="0.19529328" calcext:value-type="float">
            <text:p>0.1953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44]*[.J44]" office:value-type="float" office:value="0.0410115888" calcext:value-type="float">
            <text:p>0.0410115888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9M20S" calcext:value-type="time">
            <text:p>11:59</text:p>
          </table:table-cell>
          <table:table-cell table:style-name="ce4" office:value-type="float" office:value="282.9" calcext:value-type="float">
            <text:p>282.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7" calcext:value-type="float">
            <text:p>288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1" calcext:value-type="float">
            <text:p>0.21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94" calcext:value-type="float">
            <text:p>13794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45]/2*(-1.83632+[.D45]*0.0128)" office:value-type="float" office:value="0.19529328" calcext:value-type="float">
            <text:p>0.1953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45]*[.J45]" office:value-type="float" office:value="0.0410115888" calcext:value-type="float">
            <text:p>0.0410115888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1H59M40S" calcext:value-type="time">
            <text:p>11:59</text:p>
          </table:table-cell>
          <table:table-cell table:style-name="ce4" office:value-type="float" office:value="282.84" calcext:value-type="float">
            <text:p>282.8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1" calcext:value-type="float">
            <text:p>288.7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1" calcext:value-type="float">
            <text:p>0.21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85" calcext:value-type="float">
            <text:p>13785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46]/2*(-1.83632+[.D46]*0.0128)" office:value-type="float" office:value="0.19521264" calcext:value-type="float">
            <text:p>0.1952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46]*[.J46]" office:value-type="float" office:value="0.0409946544" calcext:value-type="float">
            <text:p>0.0409946544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0M00S" calcext:value-type="time">
            <text:p>12:00</text:p>
          </table:table-cell>
          <table:table-cell table:style-name="ce4" office:value-type="float" office:value="282.96" calcext:value-type="float">
            <text:p>282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1" calcext:value-type="float">
            <text:p>288.7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1" calcext:value-type="float">
            <text:p>0.21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74" calcext:value-type="float">
            <text:p>13774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47]/2*(-1.83632+[.D47]*0.0128)" office:value-type="float" office:value="0.19521264" calcext:value-type="float">
            <text:p>0.1952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47]*[.J47]" office:value-type="float" office:value="0.0409946544" calcext:value-type="float">
            <text:p>0.0409946544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0M20S" calcext:value-type="time">
            <text:p>12:00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7" calcext:value-type="float">
            <text:p>288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1" calcext:value-type="float">
            <text:p>0.21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69" calcext:value-type="float">
            <text:p>13769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48]/2*(-1.83632+[.D48]*0.0128)" office:value-type="float" office:value="0.19529328" calcext:value-type="float">
            <text:p>0.1953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48]*[.J48]" office:value-type="float" office:value="0.0410115888" calcext:value-type="float">
            <text:p>0.0410115888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0M40S" calcext:value-type="time">
            <text:p>12:00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7" calcext:value-type="float">
            <text:p>288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1" calcext:value-type="float">
            <text:p>0.21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64" calcext:value-type="float">
            <text:p>13764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49]/2*(-1.83632+[.D49]*0.0128)" office:value-type="float" office:value="0.19529328" calcext:value-type="float">
            <text:p>0.1953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49]*[.J49]" office:value-type="float" office:value="0.0410115888" calcext:value-type="float">
            <text:p>0.0410115888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1M00S" calcext:value-type="time">
            <text:p>12:01</text:p>
          </table:table-cell>
          <table:table-cell table:style-name="ce4" office:value-type="float" office:value="282.96" calcext:value-type="float">
            <text:p>282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7" calcext:value-type="float">
            <text:p>288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1" calcext:value-type="float">
            <text:p>0.21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374" calcext:value-type="float">
            <text:p>13374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50]/2*(-1.83632+[.D50]*0.0128)" office:value-type="float" office:value="0.19529328" calcext:value-type="float">
            <text:p>0.1953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50]*[.J50]" office:value-type="float" office:value="0.0410115888" calcext:value-type="float">
            <text:p>0.0410115888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1M20S" calcext:value-type="time">
            <text:p>12:01</text:p>
          </table:table-cell>
          <table:table-cell table:style-name="ce4" office:value-type="float" office:value="283.09" calcext:value-type="float">
            <text:p>283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7" calcext:value-type="float">
            <text:p>288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" calcext:value-type="float">
            <text:p>0.20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93" calcext:value-type="float">
            <text:p>13693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51]/2*(-1.83632+[.D51]*0.0128)" office:value-type="float" office:value="0.1859936" calcext:value-type="float">
            <text:p>0.1860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51]*[.J51]" office:value-type="float" office:value="0.03719872" calcext:value-type="float">
            <text:p>0.03719872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1M40S" calcext:value-type="time">
            <text:p>12:01</text:p>
          </table:table-cell>
          <table:table-cell table:style-name="ce4" office:value-type="float" office:value="283.09" calcext:value-type="float">
            <text:p>283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7" calcext:value-type="float">
            <text:p>288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" calcext:value-type="float">
            <text:p>0.20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78" calcext:value-type="float">
            <text:p>13678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52]/2*(-1.83632+[.D52]*0.0128)" office:value-type="float" office:value="0.1859936" calcext:value-type="float">
            <text:p>0.1860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52]*[.J52]" office:value-type="float" office:value="0.03719872" calcext:value-type="float">
            <text:p>0.03719872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2M00S" calcext:value-type="time">
            <text:p>12:02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7" calcext:value-type="float">
            <text:p>288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1" calcext:value-type="float">
            <text:p>0.21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538" calcext:value-type="float">
            <text:p>13538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53]/2*(-1.83632+[.D53]*0.0128)" office:value-type="float" office:value="0.19529328" calcext:value-type="float">
            <text:p>0.1953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53]*[.J53]" office:value-type="float" office:value="0.0410115888" calcext:value-type="float">
            <text:p>0.0410115888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2M20S" calcext:value-type="time">
            <text:p>12:02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7" calcext:value-type="float">
            <text:p>288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1" calcext:value-type="float">
            <text:p>0.21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521" calcext:value-type="float">
            <text:p>13521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54]/2*(-1.83632+[.D54]*0.0128)" office:value-type="float" office:value="0.19529328" calcext:value-type="float">
            <text:p>0.1953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54]*[.J54]" office:value-type="float" office:value="0.0410115888" calcext:value-type="float">
            <text:p>0.0410115888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2M40S" calcext:value-type="time">
            <text:p>12:02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7" calcext:value-type="float">
            <text:p>288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1" calcext:value-type="float">
            <text:p>0.21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11" calcext:value-type="float">
            <text:p>13711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55]/2*(-1.83632+[.D55]*0.0128)" office:value-type="float" office:value="0.19529328" calcext:value-type="float">
            <text:p>0.1953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55]*[.J55]" office:value-type="float" office:value="0.0410115888" calcext:value-type="float">
            <text:p>0.0410115888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3M00S" calcext:value-type="time">
            <text:p>12:03</text:p>
          </table:table-cell>
          <table:table-cell table:style-name="ce4" office:value-type="float" office:value="282.96" calcext:value-type="float">
            <text:p>282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84" calcext:value-type="float">
            <text:p>288.8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1" calcext:value-type="float">
            <text:p>0.21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79" calcext:value-type="float">
            <text:p>13679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56]/2*(-1.83632+[.D56]*0.0128)" office:value-type="float" office:value="0.19538736" calcext:value-type="float">
            <text:p>0.1954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56]*[.J56]" office:value-type="float" office:value="0.0410313456" calcext:value-type="float">
            <text:p>0.041031345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3M20S" calcext:value-type="time">
            <text:p>12:03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9" calcext:value-type="float">
            <text:p>288.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1" calcext:value-type="float">
            <text:p>0.21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06" calcext:value-type="float">
            <text:p>13706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57]/2*(-1.83632+[.D57]*0.0128)" office:value-type="float" office:value="0.195468" calcext:value-type="float">
            <text:p>0.1955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57]*[.J57]" office:value-type="float" office:value="0.04104828" calcext:value-type="float">
            <text:p>0.04104828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3M40S" calcext:value-type="time">
            <text:p>12:03</text:p>
          </table:table-cell>
          <table:table-cell table:style-name="ce4" office:value-type="float" office:value="282.84" calcext:value-type="float">
            <text:p>282.8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1" calcext:value-type="float">
            <text:p>288.7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1" calcext:value-type="float">
            <text:p>0.21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79" calcext:value-type="float">
            <text:p>13679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58]/2*(-1.83632+[.D58]*0.0128)" office:value-type="float" office:value="0.19521264" calcext:value-type="float">
            <text:p>0.1952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58]*[.J58]" office:value-type="float" office:value="0.0409946544" calcext:value-type="float">
            <text:p>0.0409946544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4M00S" calcext:value-type="time">
            <text:p>12:04</text:p>
          </table:table-cell>
          <table:table-cell table:style-name="ce4" office:value-type="float" office:value="282.77" calcext:value-type="float">
            <text:p>282.7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77" calcext:value-type="float">
            <text:p>288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2" calcext:value-type="float">
            <text:p>0.22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68" calcext:value-type="float">
            <text:p>13668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59]/2*(-1.83632+[.D59]*0.0128)" office:value-type="float" office:value="0.20459296" calcext:value-type="float">
            <text:p>0.2046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59]*[.J59]" office:value-type="float" office:value="0.0450104512" calcext:value-type="float">
            <text:p>0.0450104512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4M20S" calcext:value-type="time">
            <text:p>12:04</text:p>
          </table:table-cell>
          <table:table-cell table:style-name="ce4" office:value-type="float" office:value="282.77" calcext:value-type="float">
            <text:p>282.7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84" calcext:value-type="float">
            <text:p>288.8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2" calcext:value-type="float">
            <text:p>0.22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53" calcext:value-type="float">
            <text:p>13653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60]/2*(-1.83632+[.D60]*0.0128)" office:value-type="float" office:value="0.20469152" calcext:value-type="float">
            <text:p>0.2047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60]*[.J60]" office:value-type="float" office:value="0.0450321344" calcext:value-type="float">
            <text:p>0.0450321344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4M40S" calcext:value-type="time">
            <text:p>12:04</text:p>
          </table:table-cell>
          <table:table-cell table:style-name="ce4" office:value-type="float" office:value="282.65" calcext:value-type="float">
            <text:p>282.6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9" calcext:value-type="float">
            <text:p>288.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3" calcext:value-type="float">
            <text:p>0.23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49" calcext:value-type="float">
            <text:p>13649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61]/2*(-1.83632+[.D61]*0.0128)" office:value-type="float" office:value="0.214084" calcext:value-type="float">
            <text:p>0.2141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61]*[.J61]" office:value-type="float" office:value="0.04923932" calcext:value-type="float">
            <text:p>0.04923932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5M00S" calcext:value-type="time">
            <text:p>12:05</text:p>
          </table:table-cell>
          <table:table-cell table:style-name="ce4" office:value-type="float" office:value="282.71" calcext:value-type="float">
            <text:p>282.7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96" calcext:value-type="float">
            <text:p>288.96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3" calcext:value-type="float">
            <text:p>0.23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39" calcext:value-type="float">
            <text:p>13639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62]/2*(-1.83632+[.D62]*0.0128)" office:value-type="float" office:value="0.21417232" calcext:value-type="float">
            <text:p>0.2142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62]*[.J62]" office:value-type="float" office:value="0.0492596336" calcext:value-type="float">
            <text:p>0.049259633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5M20S" calcext:value-type="time">
            <text:p>12:05</text:p>
          </table:table-cell>
          <table:table-cell table:style-name="ce4" office:value-type="float" office:value="282.77" calcext:value-type="float">
            <text:p>282.7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8.96" calcext:value-type="float">
            <text:p>288.96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2" calcext:value-type="float">
            <text:p>0.22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31" calcext:value-type="float">
            <text:p>13631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63]/2*(-1.83632+[.D63]*0.0128)" office:value-type="float" office:value="0.20486048" calcext:value-type="float">
            <text:p>0.2049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63]*[.J63]" office:value-type="float" office:value="0.0450693056" calcext:value-type="float">
            <text:p>0.045069305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5M40S" calcext:value-type="time">
            <text:p>12:05</text:p>
          </table:table-cell>
          <table:table-cell table:style-name="ce4" office:value-type="float" office:value="282.77" calcext:value-type="float">
            <text:p>282.7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02" calcext:value-type="float">
            <text:p>289.02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3" calcext:value-type="float">
            <text:p>0.23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33" calcext:value-type="float">
            <text:p>13633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64]/2*(-1.83632+[.D64]*0.0128)" office:value-type="float" office:value="0.21426064" calcext:value-type="float">
            <text:p>0.2143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64]*[.J64]" office:value-type="float" office:value="0.0492799472" calcext:value-type="float">
            <text:p>0.0492799472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6M00S" calcext:value-type="time">
            <text:p>12:06</text:p>
          </table:table-cell>
          <table:table-cell table:style-name="ce4" office:value-type="float" office:value="282.71" calcext:value-type="float">
            <text:p>282.7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09" calcext:value-type="float">
            <text:p>289.0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3" calcext:value-type="float">
            <text:p>0.23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453" calcext:value-type="float">
            <text:p>13453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65]/2*(-1.83632+[.D65]*0.0128)" office:value-type="float" office:value="0.21436368" calcext:value-type="float">
            <text:p>0.2144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65]*[.J65]" office:value-type="float" office:value="0.0493036464" calcext:value-type="float">
            <text:p>0.0493036464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6M20S" calcext:value-type="time">
            <text:p>12:06</text:p>
          </table:table-cell>
          <table:table-cell table:style-name="ce4" office:value-type="float" office:value="282.77" calcext:value-type="float">
            <text:p>282.7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09" calcext:value-type="float">
            <text:p>289.0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3" calcext:value-type="float">
            <text:p>0.23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532" calcext:value-type="float">
            <text:p>13532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66]/2*(-1.83632+[.D66]*0.0128)" office:value-type="float" office:value="0.21436368" calcext:value-type="float">
            <text:p>0.2144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66]*[.J66]" office:value-type="float" office:value="0.0493036464" calcext:value-type="float">
            <text:p>0.0493036464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6M40S" calcext:value-type="time">
            <text:p>12:06</text:p>
          </table:table-cell>
          <table:table-cell table:style-name="ce4" office:value-type="float" office:value="282.84" calcext:value-type="float">
            <text:p>282.8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15" calcext:value-type="float">
            <text:p>289.15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3" calcext:value-type="float">
            <text:p>0.23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074" calcext:value-type="float">
            <text:p>13074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67]/2*(-1.83632+[.D67]*0.0128)" office:value-type="float" office:value="0.214452" calcext:value-type="float">
            <text:p>0.2145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67]*[.J67]" office:value-type="float" office:value="0.04932396" calcext:value-type="float">
            <text:p>0.0493239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7M00S" calcext:value-type="time">
            <text:p>12:07</text:p>
          </table:table-cell>
          <table:table-cell table:style-name="ce4" office:value-type="float" office:value="282.84" calcext:value-type="float">
            <text:p>282.8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21" calcext:value-type="float">
            <text:p>289.2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3" calcext:value-type="float">
            <text:p>0.23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60" calcext:value-type="float">
            <text:p>13660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68]/2*(-1.83632+[.D68]*0.0128)" office:value-type="float" office:value="0.21454032" calcext:value-type="float">
            <text:p>0.2145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68]*[.J68]" office:value-type="float" office:value="0.0493442736" calcext:value-type="float">
            <text:p>0.049344273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7M20S" calcext:value-type="time">
            <text:p>12:07</text:p>
          </table:table-cell>
          <table:table-cell table:style-name="ce4" office:value-type="float" office:value="282.9" calcext:value-type="float">
            <text:p>282.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27" calcext:value-type="float">
            <text:p>289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3" calcext:value-type="float">
            <text:p>0.23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43" calcext:value-type="float">
            <text:p>13643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69]/2*(-1.83632+[.D69]*0.0128)" office:value-type="float" office:value="0.21462864" calcext:value-type="float">
            <text:p>0.2146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69]*[.J69]" office:value-type="float" office:value="0.0493645872" calcext:value-type="float">
            <text:p>0.0493645872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7M40S" calcext:value-type="time">
            <text:p>12:07</text:p>
          </table:table-cell>
          <table:table-cell table:style-name="ce4" office:value-type="float" office:value="282.96" calcext:value-type="float">
            <text:p>282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34" calcext:value-type="float">
            <text:p>289.3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3" calcext:value-type="float">
            <text:p>0.23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41" calcext:value-type="float">
            <text:p>13641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70]/2*(-1.83632+[.D70]*0.0128)" office:value-type="float" office:value="0.21473168" calcext:value-type="float">
            <text:p>0.2147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70]*[.J70]" office:value-type="float" office:value="0.0493882864" calcext:value-type="float">
            <text:p>0.0493882864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8M00S" calcext:value-type="time">
            <text:p>12:08</text:p>
          </table:table-cell>
          <table:table-cell table:style-name="ce4" office:value-type="float" office:value="282.96" calcext:value-type="float">
            <text:p>282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4" calcext:value-type="float">
            <text:p>289.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3" calcext:value-type="float">
            <text:p>0.23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40" calcext:value-type="float">
            <text:p>13640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71]/2*(-1.83632+[.D71]*0.0128)" office:value-type="float" office:value="0.21482" calcext:value-type="float">
            <text:p>0.2148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71]*[.J71]" office:value-type="float" office:value="0.0494086" calcext:value-type="float">
            <text:p>0.049408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8M20S" calcext:value-type="time">
            <text:p>12:08</text:p>
          </table:table-cell>
          <table:table-cell table:style-name="ce4" office:value-type="float" office:value="282.96" calcext:value-type="float">
            <text:p>282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46" calcext:value-type="float">
            <text:p>289.46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3" calcext:value-type="float">
            <text:p>0.23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49" calcext:value-type="float">
            <text:p>13649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72]/2*(-1.83632+[.D72]*0.0128)" office:value-type="float" office:value="0.21490832" calcext:value-type="float">
            <text:p>0.2149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72]*[.J72]" office:value-type="float" office:value="0.0494289136" calcext:value-type="float">
            <text:p>0.049428913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8M40S" calcext:value-type="time">
            <text:p>12:08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46" calcext:value-type="float">
            <text:p>289.46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3" calcext:value-type="float">
            <text:p>0.23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41" calcext:value-type="float">
            <text:p>13641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73]/2*(-1.83632+[.D73]*0.0128)" office:value-type="float" office:value="0.21490832" calcext:value-type="float">
            <text:p>0.2149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73]*[.J73]" office:value-type="float" office:value="0.0494289136" calcext:value-type="float">
            <text:p>0.049428913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9M00S" calcext:value-type="time">
            <text:p>12:09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52" calcext:value-type="float">
            <text:p>289.52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3" calcext:value-type="float">
            <text:p>0.23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593" calcext:value-type="float">
            <text:p>13593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74]/2*(-1.83632+[.D74]*0.0128)" office:value-type="float" office:value="0.21499664" calcext:value-type="float">
            <text:p>0.2150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74]*[.J74]" office:value-type="float" office:value="0.0494492272" calcext:value-type="float">
            <text:p>0.0494492272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9M20S" calcext:value-type="time">
            <text:p>12:09</text:p>
          </table:table-cell>
          <table:table-cell table:style-name="ce4" office:value-type="float" office:value="283.09" calcext:value-type="float">
            <text:p>283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59" calcext:value-type="float">
            <text:p>289.5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3" calcext:value-type="float">
            <text:p>0.23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179" calcext:value-type="float">
            <text:p>13179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75]/2*(-1.83632+[.D75]*0.0128)" office:value-type="float" office:value="0.21509968" calcext:value-type="float">
            <text:p>0.2151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75]*[.J75]" office:value-type="float" office:value="0.0494729264" calcext:value-type="float">
            <text:p>0.0494729264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09M40S" calcext:value-type="time">
            <text:p>12:09</text:p>
          </table:table-cell>
          <table:table-cell table:style-name="ce4" office:value-type="float" office:value="283.09" calcext:value-type="float">
            <text:p>283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59" calcext:value-type="float">
            <text:p>289.5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3" calcext:value-type="float">
            <text:p>0.23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19" calcext:value-type="float">
            <text:p>13619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76]/2*(-1.83632+[.D76]*0.0128)" office:value-type="float" office:value="0.21509968" calcext:value-type="float">
            <text:p>0.2151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76]*[.J76]" office:value-type="float" office:value="0.0494729264" calcext:value-type="float">
            <text:p>0.0494729264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0M00S" calcext:value-type="time">
            <text:p>12:10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59" calcext:value-type="float">
            <text:p>289.5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584" calcext:value-type="float">
            <text:p>13584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77]/2*(-1.83632+[.D77]*0.0128)" office:value-type="float" office:value="0.22445184" calcext:value-type="float">
            <text:p>0.2245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77]*[.J77]" office:value-type="float" office:value="0.0538684416" calcext:value-type="float">
            <text:p>0.053868441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0M20S" calcext:value-type="time">
            <text:p>12:10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65" calcext:value-type="float">
            <text:p>289.65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47" calcext:value-type="float">
            <text:p>13647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78]/2*(-1.83632+[.D78]*0.0128)" office:value-type="float" office:value="0.224544" calcext:value-type="float">
            <text:p>0.2245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78]*[.J78]" office:value-type="float" office:value="0.05389056" calcext:value-type="float">
            <text:p>0.0538905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0M40S" calcext:value-type="time">
            <text:p>12:10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65" calcext:value-type="float">
            <text:p>289.65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54" calcext:value-type="float">
            <text:p>13654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79]/2*(-1.83632+[.D79]*0.0128)" office:value-type="float" office:value="0.224544" calcext:value-type="float">
            <text:p>0.2245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79]*[.J79]" office:value-type="float" office:value="0.05389056" calcext:value-type="float">
            <text:p>0.05389056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1M00S" calcext:value-type="time">
            <text:p>12:11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71" calcext:value-type="float">
            <text:p>289.7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13" calcext:value-type="float">
            <text:p>13713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80]/2*(-1.83632+[.D80]*0.0128)" office:value-type="float" office:value="0.22463616" calcext:value-type="float">
            <text:p>0.2246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80]*[.J80]" office:value-type="float" office:value="0.0539126784" calcext:value-type="float">
            <text:p>0.0539126784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1M20S" calcext:value-type="time">
            <text:p>12:11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71" calcext:value-type="float">
            <text:p>289.7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14" calcext:value-type="float">
            <text:p>13714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81]/2*(-1.83632+[.D81]*0.0128)" office:value-type="float" office:value="0.22463616" calcext:value-type="float">
            <text:p>0.2246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81]*[.J81]" office:value-type="float" office:value="0.0539126784" calcext:value-type="float">
            <text:p>0.0539126784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1M40S" calcext:value-type="time">
            <text:p>12:11</text:p>
          </table:table-cell>
          <table:table-cell table:style-name="ce4" office:value-type="float" office:value="283.15" calcext:value-type="float">
            <text:p>283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71" calcext:value-type="float">
            <text:p>289.7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34" calcext:value-type="float">
            <text:p>13734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82]/2*(-1.83632+[.D82]*0.0128)" office:value-type="float" office:value="0.22463616" calcext:value-type="float">
            <text:p>0.2246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82]*[.J82]" office:value-type="float" office:value="0.0539126784" calcext:value-type="float">
            <text:p>0.0539126784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2M00S" calcext:value-type="time">
            <text:p>12:12</text:p>
          </table:table-cell>
          <table:table-cell table:style-name="ce4" office:value-type="float" office:value="283.15" calcext:value-type="float">
            <text:p>283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71" calcext:value-type="float">
            <text:p>289.7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39" calcext:value-type="float">
            <text:p>13739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83]/2*(-1.83632+[.D83]*0.0128)" office:value-type="float" office:value="0.22463616" calcext:value-type="float">
            <text:p>0.2246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83]*[.J83]" office:value-type="float" office:value="0.0539126784" calcext:value-type="float">
            <text:p>0.0539126784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2M20S" calcext:value-type="time">
            <text:p>12:12</text:p>
          </table:table-cell>
          <table:table-cell table:style-name="ce4" office:value-type="float" office:value="283.09" calcext:value-type="float">
            <text:p>283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77" calcext:value-type="float">
            <text:p>289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40" calcext:value-type="float">
            <text:p>13740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84]/2*(-1.83632+[.D84]*0.0128)" office:value-type="float" office:value="0.22472832" calcext:value-type="float">
            <text:p>0.2247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84]*[.J84]" office:value-type="float" office:value="0.0539347968" calcext:value-type="float">
            <text:p>0.0539347968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2M40S" calcext:value-type="time">
            <text:p>12:12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77" calcext:value-type="float">
            <text:p>289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18" calcext:value-type="float">
            <text:p>13718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85]/2*(-1.83632+[.D85]*0.0128)" office:value-type="float" office:value="0.22472832" calcext:value-type="float">
            <text:p>0.2247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85]*[.J85]" office:value-type="float" office:value="0.0539347968" calcext:value-type="float">
            <text:p>0.0539347968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3M00S" calcext:value-type="time">
            <text:p>12:13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77" calcext:value-type="float">
            <text:p>289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10" calcext:value-type="float">
            <text:p>13710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86]/2*(-1.83632+[.D86]*0.0128)" office:value-type="float" office:value="0.22472832" calcext:value-type="float">
            <text:p>0.2247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86]*[.J86]" office:value-type="float" office:value="0.0539347968" calcext:value-type="float">
            <text:p>0.0539347968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3M20S" calcext:value-type="time">
            <text:p>12:13</text:p>
          </table:table-cell>
          <table:table-cell table:style-name="ce4" office:value-type="float" office:value="282.96" calcext:value-type="float">
            <text:p>282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84" calcext:value-type="float">
            <text:p>289.8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66" calcext:value-type="float">
            <text:p>13766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87]/2*(-1.83632+[.D87]*0.0128)" office:value-type="float" office:value="0.234204" calcext:value-type="float">
            <text:p>0.2342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87]*[.J87]" office:value-type="float" office:value="0.058551" calcext:value-type="float">
            <text:p>0.058551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3M40S" calcext:value-type="time">
            <text:p>12:13</text:p>
          </table:table-cell>
          <table:table-cell table:style-name="ce4" office:value-type="float" office:value="282.96" calcext:value-type="float">
            <text:p>282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9" calcext:value-type="float">
            <text:p>289.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76" calcext:value-type="float">
            <text:p>13776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88]/2*(-1.83632+[.D88]*0.0128)" office:value-type="float" office:value="0.2343" calcext:value-type="float">
            <text:p>0.2343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88]*[.J88]" office:value-type="float" office:value="0.058575" calcext:value-type="float">
            <text:p>0.058575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4M00S" calcext:value-type="time">
            <text:p>12:14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77" calcext:value-type="float">
            <text:p>289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4" calcext:value-type="float">
            <text:p>0.24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791" calcext:value-type="float">
            <text:p>13791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89]/2*(-1.83632+[.D89]*0.0128)" office:value-type="float" office:value="0.22472832" calcext:value-type="float">
            <text:p>0.2247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89]*[.J89]" office:value-type="float" office:value="0.0539347968" calcext:value-type="float">
            <text:p>0.0539347968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4M20S" calcext:value-type="time">
            <text:p>12:14</text:p>
          </table:table-cell>
          <table:table-cell table:style-name="ce4" office:value-type="float" office:value="282.96" calcext:value-type="float">
            <text:p>282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84" calcext:value-type="float">
            <text:p>289.8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805" calcext:value-type="float">
            <text:p>13805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90]/2*(-1.83632+[.D90]*0.0128)" office:value-type="float" office:value="0.234204" calcext:value-type="float">
            <text:p>0.2342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90]*[.J90]" office:value-type="float" office:value="0.058551" calcext:value-type="float">
            <text:p>0.058551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4M40S" calcext:value-type="time">
            <text:p>12:14</text:p>
          </table:table-cell>
          <table:table-cell table:style-name="ce4" office:value-type="float" office:value="282.96" calcext:value-type="float">
            <text:p>282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9" calcext:value-type="float">
            <text:p>289.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664" calcext:value-type="float">
            <text:p>13664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91]/2*(-1.83632+[.D91]*0.0128)" office:value-type="float" office:value="0.2343" calcext:value-type="float">
            <text:p>0.2343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91]*[.J91]" office:value-type="float" office:value="0.058575" calcext:value-type="float">
            <text:p>0.058575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5M00S" calcext:value-type="time">
            <text:p>12:15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84" calcext:value-type="float">
            <text:p>289.8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819" calcext:value-type="float">
            <text:p>13819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92]/2*(-1.83632+[.D92]*0.0128)" office:value-type="float" office:value="0.234204" calcext:value-type="float">
            <text:p>0.2342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92]*[.J92]" office:value-type="float" office:value="0.058551" calcext:value-type="float">
            <text:p>0.058551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5M20S" calcext:value-type="time">
            <text:p>12:15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89.9" calcext:value-type="float">
            <text:p>289.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861" calcext:value-type="float">
            <text:p>13861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93]/2*(-1.83632+[.D93]*0.0128)" office:value-type="float" office:value="0.2343" calcext:value-type="float">
            <text:p>0.2343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93]*[.J93]" office:value-type="float" office:value="0.058575" calcext:value-type="float">
            <text:p>0.058575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5M40S" calcext:value-type="time">
            <text:p>12:15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90.02" calcext:value-type="float">
            <text:p>290.02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875" calcext:value-type="float">
            <text:p>13875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94]/2*(-1.83632+[.D94]*0.0128)" office:value-type="float" office:value="0.234492" calcext:value-type="float">
            <text:p>0.2345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94]*[.J94]" office:value-type="float" office:value="0.058623" calcext:value-type="float">
            <text:p>0.058623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6M00S" calcext:value-type="time">
            <text:p>12:16</text:p>
          </table:table-cell>
          <table:table-cell table:style-name="ce4" office:value-type="float" office:value="282.96" calcext:value-type="float">
            <text:p>282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90.02" calcext:value-type="float">
            <text:p>290.02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896" calcext:value-type="float">
            <text:p>13896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95]/2*(-1.83632+[.D95]*0.0128)" office:value-type="float" office:value="0.234492" calcext:value-type="float">
            <text:p>0.2345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95]*[.J95]" office:value-type="float" office:value="0.058623" calcext:value-type="float">
            <text:p>0.058623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6M20S" calcext:value-type="time">
            <text:p>12:16</text:p>
          </table:table-cell>
          <table:table-cell table:style-name="ce4" office:value-type="float" office:value="283.02" calcext:value-type="float">
            <text:p>283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90.09" calcext:value-type="float">
            <text:p>290.0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468" calcext:value-type="float">
            <text:p>13468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96]/2*(-1.83632+[.D96]*0.0128)" office:value-type="float" office:value="0.234604" calcext:value-type="float">
            <text:p>0.2346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96]*[.J96]" office:value-type="float" office:value="0.058651" calcext:value-type="float">
            <text:p>0.058651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6M40S" calcext:value-type="time">
            <text:p>12:16</text:p>
          </table:table-cell>
          <table:table-cell table:style-name="ce4" office:value-type="float" office:value="283.15" calcext:value-type="float">
            <text:p>283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90.09" calcext:value-type="float">
            <text:p>290.0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919" calcext:value-type="float">
            <text:p>13919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97]/2*(-1.83632+[.D97]*0.0128)" office:value-type="float" office:value="0.234604" calcext:value-type="float">
            <text:p>0.2346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97]*[.J97]" office:value-type="float" office:value="0.058651" calcext:value-type="float">
            <text:p>0.058651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7M00S" calcext:value-type="time">
            <text:p>12:17</text:p>
          </table:table-cell>
          <table:table-cell table:style-name="ce4" office:value-type="float" office:value="283.21" calcext:value-type="float">
            <text:p>283.2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90.15" calcext:value-type="float">
            <text:p>290.15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949" calcext:value-type="float">
            <text:p>13949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98]/2*(-1.83632+[.D98]*0.0128)" office:value-type="float" office:value="0.2347" calcext:value-type="float">
            <text:p>0.2347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98]*[.J98]" office:value-type="float" office:value="0.058675" calcext:value-type="float">
            <text:p>0.058675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7M20S" calcext:value-type="time">
            <text:p>12:17</text:p>
          </table:table-cell>
          <table:table-cell table:style-name="ce4" office:value-type="float" office:value="283.21" calcext:value-type="float">
            <text:p>283.2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90.21" calcext:value-type="float">
            <text:p>290.2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3979" calcext:value-type="float">
            <text:p>13979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99]/2*(-1.83632+[.D99]*0.0128)" office:value-type="float" office:value="0.234796" calcext:value-type="float">
            <text:p>0.2348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99]*[.J99]" office:value-type="float" office:value="0.058699" calcext:value-type="float">
            <text:p>0.058699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2" office:value-type="time" office:time-value="PT12H17M40S" calcext:value-type="time">
            <text:p>12:17</text:p>
          </table:table-cell>
          <table:table-cell table:style-name="ce4" office:value-type="float" office:value="283.15" calcext:value-type="float">
            <text:p>283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90.21" calcext:value-type="float">
            <text:p>290.2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25" calcext:value-type="float">
            <text:p>0.25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14018" calcext:value-type="float">
            <text:p>14018</text:p>
          </table:table-cell>
          <table:table-cell table:style-name="ce3" office:value-type="string" calcext:value-type="string">
            <text:p>lx</text:p>
          </table:table-cell>
          <table:table-cell table:style-name="ce7" table:formula="of:=[.F100]/2*(-1.83632+[.D100]*0.0128)" office:value-type="float" office:value="0.234796" calcext:value-type="float">
            <text:p>0.2348</text:p>
          </table:table-cell>
          <table:table-cell table:style-name="ce3" office:value-type="string" calcext:value-type="string">
            <text:p>A</text:p>
          </table:table-cell>
          <table:table-cell table:style-name="ce8" table:formula="of:=[.F100]*[.J100]" office:value-type="float" office:value="0.058699" calcext:value-type="float">
            <text:p>0.058699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1" table:number-rows-repeated="9">
          <table:table-cell table:number-columns-repeated="5"/>
          <table:table-cell table:style-name="ce6"/>
          <table:table-cell table:number-columns-repeated="3"/>
          <table:table-cell table:style-name="ce7"/>
          <table:table-cell table:number-columns-repeated="1014"/>
        </table:table-row>
        <table:table-row table:style-name="ro1" table:number-rows-repeated="18">
          <table:table-cell table:number-columns-repeated="9"/>
          <table:table-cell table:style-name="ce7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26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va1" style:display-name="PageStyle_prov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93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131" number:language="en" number:country="US">
      <number:hours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Georgia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013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28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0.986cm" svg:y="4.36cm" style:legend-expansion="high" chart:style-name="ch2"/>
        <chart:plot-area chart:style-name="ch3" table:cell-range-address="prova1.A2:prova1.B100 prova1.A1:prova1.B1 prova1.D1:prova1.D100" chart:data-source-has-labels="both" svg:x="0.317cm" svg:y="0.196cm" svg:width="10.352cm" svg:height="9.424cm">
          <chartooo:coordinate-region svg:x="0.963cm" svg:y="0.196cm" svg:width="9.706cm" svg:height="8.34cm"/>
          <chart:axis chart:dimension="x" chart:name="primary-x" chart:style-name="ch4" chartooo:axis-type="text">
            <chart:categories table:cell-range-address="prova1.A2:prova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va1.B2:prova1.B100" chart:label-cell-address="prova1.B1:prova1.B1" chart:class="chart:line">
            <chart:data-point chart:repeated="99"/>
          </chart:series>
          <chart:series chart:style-name="ch8" chart:values-cell-range-address="prova1.D2:prova1.D100" chart:label-cell-address="prova1.D1:prova1.D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 exterior (K)</text:p>
                <draw:g>
                  <svg:desc>prova1.B1:prova1.B1</svg:desc>
                </draw:g>
              </table:table-cell>
              <table:table-cell office:value-type="string">
                <text:p>Temperatura interior (K)</text:p>
                <draw:g>
                  <svg:desc>prova1.D1:prova1.D1</svg:desc>
                </draw:g>
              </table:table-cell>
            </table:table-row>
          </table:table-header-rows>
          <table:table-rows>
            <table:table-row>
              <table:table-cell office:value-type="float" office:value="0.489583333333333">
                <text:p>0.489583333333333</text:p>
                <draw:g>
                  <svg:desc>prova1.A2:prova1.A100</svg:desc>
                </draw:g>
              </table:table-cell>
              <table:table-cell office:value-type="float" office:value="282.84">
                <text:p>282.84</text:p>
                <draw:g>
                  <svg:desc>prova1.B2:prova1.B100</svg:desc>
                </draw:g>
              </table:table-cell>
              <table:table-cell office:value-type="float" office:value="287.09">
                <text:p>287.09</text:p>
                <draw:g>
                  <svg:desc>prova1.D2:prova1.D100</svg:desc>
                </draw:g>
              </table:table-cell>
            </table:table-row>
            <table:table-row>
              <table:table-cell office:value-type="float" office:value="0.489814814814815">
                <text:p>0.489814814814815</text:p>
              </table:table-cell>
              <table:table-cell office:value-type="float" office:value="282.84">
                <text:p>282.84</text:p>
              </table:table-cell>
              <table:table-cell office:value-type="float" office:value="287.27">
                <text:p>287.27</text:p>
              </table:table-cell>
            </table:table-row>
            <table:table-row>
              <table:table-cell office:value-type="float" office:value="0.490046296296296">
                <text:p>0.490046296296296</text:p>
              </table:table-cell>
              <table:table-cell office:value-type="float" office:value="282.96">
                <text:p>282.96</text:p>
              </table:table-cell>
              <table:table-cell office:value-type="float" office:value="287.46">
                <text:p>287.46</text:p>
              </table:table-cell>
            </table:table-row>
            <table:table-row>
              <table:table-cell office:value-type="float" office:value="0.490277777777778">
                <text:p>0.490277777777778</text:p>
              </table:table-cell>
              <table:table-cell office:value-type="float" office:value="283.09">
                <text:p>283.09</text:p>
              </table:table-cell>
              <table:table-cell office:value-type="float" office:value="287.59">
                <text:p>287.59</text:p>
              </table:table-cell>
            </table:table-row>
            <table:table-row>
              <table:table-cell office:value-type="float" office:value="0.490509259259259">
                <text:p>0.490509259259259</text:p>
              </table:table-cell>
              <table:table-cell office:value-type="float" office:value="283.15">
                <text:p>283.15</text:p>
              </table:table-cell>
              <table:table-cell office:value-type="float" office:value="287.77">
                <text:p>287.77</text:p>
              </table:table-cell>
            </table:table-row>
            <table:table-row>
              <table:table-cell office:value-type="float" office:value="0.490740740740741">
                <text:p>0.490740740740741</text:p>
              </table:table-cell>
              <table:table-cell office:value-type="float" office:value="283.15">
                <text:p>283.15</text:p>
              </table:table-cell>
              <table:table-cell office:value-type="float" office:value="287.9">
                <text:p>287.9</text:p>
              </table:table-cell>
            </table:table-row>
            <table:table-row>
              <table:table-cell office:value-type="float" office:value="0.490972222222222">
                <text:p>0.490972222222222</text:p>
              </table:table-cell>
              <table:table-cell office:value-type="float" office:value="283.21">
                <text:p>283.21</text:p>
              </table:table-cell>
              <table:table-cell office:value-type="float" office:value="288.02">
                <text:p>288.02</text:p>
              </table:table-cell>
            </table:table-row>
            <table:table-row>
              <table:table-cell office:value-type="float" office:value="0.491203703703704">
                <text:p>0.491203703703704</text:p>
              </table:table-cell>
              <table:table-cell office:value-type="float" office:value="283.02">
                <text:p>283.02</text:p>
              </table:table-cell>
              <table:table-cell office:value-type="float" office:value="288.15">
                <text:p>288.15</text:p>
              </table:table-cell>
            </table:table-row>
            <table:table-row>
              <table:table-cell office:value-type="float" office:value="0.491435185185185">
                <text:p>0.491435185185185</text:p>
              </table:table-cell>
              <table:table-cell office:value-type="float" office:value="283.09">
                <text:p>283.09</text:p>
              </table:table-cell>
              <table:table-cell office:value-type="float" office:value="288.27">
                <text:p>288.27</text:p>
              </table:table-cell>
            </table:table-row>
            <table:table-row>
              <table:table-cell office:value-type="float" office:value="0.491666666666667">
                <text:p>0.491666666666667</text:p>
              </table:table-cell>
              <table:table-cell office:value-type="float" office:value="283.21">
                <text:p>283.21</text:p>
              </table:table-cell>
              <table:table-cell office:value-type="float" office:value="288.34">
                <text:p>288.34</text:p>
              </table:table-cell>
            </table:table-row>
            <table:table-row>
              <table:table-cell office:value-type="float" office:value="0.491898148148148">
                <text:p>0.491898148148148</text:p>
              </table:table-cell>
              <table:table-cell office:value-type="float" office:value="283.15">
                <text:p>283.15</text:p>
              </table:table-cell>
              <table:table-cell office:value-type="float" office:value="288.27">
                <text:p>288.27</text:p>
              </table:table-cell>
            </table:table-row>
            <table:table-row>
              <table:table-cell office:value-type="float" office:value="0.49212962962963">
                <text:p>0.49212962962963</text:p>
              </table:table-cell>
              <table:table-cell office:value-type="float" office:value="283.15">
                <text:p>283.15</text:p>
              </table:table-cell>
              <table:table-cell office:value-type="float" office:value="288.27">
                <text:p>288.27</text:p>
              </table:table-cell>
            </table:table-row>
            <table:table-row>
              <table:table-cell office:value-type="float" office:value="0.492361111111111">
                <text:p>0.492361111111111</text:p>
              </table:table-cell>
              <table:table-cell office:value-type="float" office:value="283.09">
                <text:p>283.09</text:p>
              </table:table-cell>
              <table:table-cell office:value-type="float" office:value="288.27">
                <text:p>288.27</text:p>
              </table:table-cell>
            </table:table-row>
            <table:table-row>
              <table:table-cell office:value-type="float" office:value="0.492592592592593">
                <text:p>0.492592592592593</text:p>
              </table:table-cell>
              <table:table-cell office:value-type="float" office:value="283.09">
                <text:p>283.09</text:p>
              </table:table-cell>
              <table:table-cell office:value-type="float" office:value="288.34">
                <text:p>288.34</text:p>
              </table:table-cell>
            </table:table-row>
            <table:table-row>
              <table:table-cell office:value-type="float" office:value="0.492824074074074">
                <text:p>0.492824074074074</text:p>
              </table:table-cell>
              <table:table-cell office:value-type="float" office:value="283.15">
                <text:p>283.15</text:p>
              </table:table-cell>
              <table:table-cell office:value-type="float" office:value="288.34">
                <text:p>288.34</text:p>
              </table:table-cell>
            </table:table-row>
            <table:table-row>
              <table:table-cell office:value-type="float" office:value="0.493055555555556">
                <text:p>0.493055555555556</text:p>
              </table:table-cell>
              <table:table-cell office:value-type="float" office:value="283.09">
                <text:p>283.09</text:p>
              </table:table-cell>
              <table:table-cell office:value-type="float" office:value="288.27">
                <text:p>288.27</text:p>
              </table:table-cell>
            </table:table-row>
            <table:table-row>
              <table:table-cell office:value-type="float" office:value="0.493287037037037">
                <text:p>0.493287037037037</text:p>
              </table:table-cell>
              <table:table-cell office:value-type="float" office:value="282.96">
                <text:p>282.96</text:p>
              </table:table-cell>
              <table:table-cell office:value-type="float" office:value="288.27">
                <text:p>288.27</text:p>
              </table:table-cell>
            </table:table-row>
            <table:table-row>
              <table:table-cell office:value-type="float" office:value="0.493518518518518">
                <text:p>0.493518518518518</text:p>
              </table:table-cell>
              <table:table-cell office:value-type="float" office:value="282.84">
                <text:p>282.84</text:p>
              </table:table-cell>
              <table:table-cell office:value-type="float" office:value="288.27">
                <text:p>288.27</text:p>
              </table:table-cell>
            </table:table-row>
            <table:table-row>
              <table:table-cell office:value-type="float" office:value="0.49375">
                <text:p>0.49375</text:p>
              </table:table-cell>
              <table:table-cell office:value-type="float" office:value="282.9">
                <text:p>282.9</text:p>
              </table:table-cell>
              <table:table-cell office:value-type="float" office:value="288.27">
                <text:p>288.27</text:p>
              </table:table-cell>
            </table:table-row>
            <table:table-row>
              <table:table-cell office:value-type="float" office:value="0.493981481481482">
                <text:p>0.493981481481482</text:p>
              </table:table-cell>
              <table:table-cell office:value-type="float" office:value="283.02">
                <text:p>283.02</text:p>
              </table:table-cell>
              <table:table-cell office:value-type="float" office:value="288.27">
                <text:p>288.27</text:p>
              </table:table-cell>
            </table:table-row>
            <table:table-row>
              <table:table-cell office:value-type="float" office:value="0.494212962962963">
                <text:p>0.494212962962963</text:p>
              </table:table-cell>
              <table:table-cell office:value-type="float" office:value="283.27">
                <text:p>283.27</text:p>
              </table:table-cell>
              <table:table-cell office:value-type="float" office:value="288.27">
                <text:p>288.27</text:p>
              </table:table-cell>
            </table:table-row>
            <table:table-row>
              <table:table-cell office:value-type="float" office:value="0.494444444444444">
                <text:p>0.494444444444444</text:p>
              </table:table-cell>
              <table:table-cell office:value-type="float" office:value="283.46">
                <text:p>283.46</text:p>
              </table:table-cell>
              <table:table-cell office:value-type="float" office:value="288.34">
                <text:p>288.34</text:p>
              </table:table-cell>
            </table:table-row>
            <table:table-row>
              <table:table-cell office:value-type="float" office:value="0.494675925925926">
                <text:p>0.494675925925926</text:p>
              </table:table-cell>
              <table:table-cell office:value-type="float" office:value="283.46">
                <text:p>283.46</text:p>
              </table:table-cell>
              <table:table-cell office:value-type="float" office:value="288.4">
                <text:p>288.4</text:p>
              </table:table-cell>
            </table:table-row>
            <table:table-row>
              <table:table-cell office:value-type="float" office:value="0.494907407407407">
                <text:p>0.494907407407407</text:p>
              </table:table-cell>
              <table:table-cell office:value-type="float" office:value="283.46">
                <text:p>283.46</text:p>
              </table:table-cell>
              <table:table-cell office:value-type="float" office:value="288.4">
                <text:p>288.4</text:p>
              </table:table-cell>
            </table:table-row>
            <table:table-row>
              <table:table-cell office:value-type="float" office:value="0.495138888888889">
                <text:p>0.495138888888889</text:p>
              </table:table-cell>
              <table:table-cell office:value-type="float" office:value="283.46">
                <text:p>283.46</text:p>
              </table:table-cell>
              <table:table-cell office:value-type="float" office:value="288.4">
                <text:p>288.4</text:p>
              </table:table-cell>
            </table:table-row>
            <table:table-row>
              <table:table-cell office:value-type="float" office:value="0.49537037037037">
                <text:p>0.49537037037037</text:p>
              </table:table-cell>
              <table:table-cell office:value-type="float" office:value="283.52">
                <text:p>283.52</text:p>
              </table:table-cell>
              <table:table-cell office:value-type="float" office:value="288.52">
                <text:p>288.52</text:p>
              </table:table-cell>
            </table:table-row>
            <table:table-row>
              <table:table-cell office:value-type="float" office:value="0.495601851851852">
                <text:p>0.495601851851852</text:p>
              </table:table-cell>
              <table:table-cell office:value-type="float" office:value="283.46">
                <text:p>283.46</text:p>
              </table:table-cell>
              <table:table-cell office:value-type="float" office:value="288.59">
                <text:p>288.59</text:p>
              </table:table-cell>
            </table:table-row>
            <table:table-row>
              <table:table-cell office:value-type="float" office:value="0.495833333333333">
                <text:p>0.495833333333333</text:p>
              </table:table-cell>
              <table:table-cell office:value-type="float" office:value="283.46">
                <text:p>283.46</text:p>
              </table:table-cell>
              <table:table-cell office:value-type="float" office:value="288.65">
                <text:p>288.65</text:p>
              </table:table-cell>
            </table:table-row>
            <table:table-row>
              <table:table-cell office:value-type="float" office:value="0.496064814814815">
                <text:p>0.496064814814815</text:p>
              </table:table-cell>
              <table:table-cell office:value-type="float" office:value="283.34">
                <text:p>283.34</text:p>
              </table:table-cell>
              <table:table-cell office:value-type="float" office:value="288.65">
                <text:p>288.65</text:p>
              </table:table-cell>
            </table:table-row>
            <table:table-row>
              <table:table-cell office:value-type="float" office:value="0.496296296296296">
                <text:p>0.496296296296296</text:p>
              </table:table-cell>
              <table:table-cell office:value-type="float" office:value="283.21">
                <text:p>283.21</text:p>
              </table:table-cell>
              <table:table-cell office:value-type="float" office:value="288.65">
                <text:p>288.65</text:p>
              </table:table-cell>
            </table:table-row>
            <table:table-row>
              <table:table-cell office:value-type="float" office:value="0.496527777777778">
                <text:p>0.496527777777778</text:p>
              </table:table-cell>
              <table:table-cell office:value-type="float" office:value="283.21">
                <text:p>283.21</text:p>
              </table:table-cell>
              <table:table-cell office:value-type="float" office:value="288.65">
                <text:p>288.65</text:p>
              </table:table-cell>
            </table:table-row>
            <table:table-row>
              <table:table-cell office:value-type="float" office:value="0.496759259259259">
                <text:p>0.496759259259259</text:p>
              </table:table-cell>
              <table:table-cell office:value-type="float" office:value="283.15">
                <text:p>283.15</text:p>
              </table:table-cell>
              <table:table-cell office:value-type="float" office:value="288.65">
                <text:p>288.65</text:p>
              </table:table-cell>
            </table:table-row>
            <table:table-row>
              <table:table-cell office:value-type="float" office:value="0.496990740740741">
                <text:p>0.496990740740741</text:p>
              </table:table-cell>
              <table:table-cell office:value-type="float" office:value="283.15">
                <text:p>283.15</text:p>
              </table:table-cell>
              <table:table-cell office:value-type="float" office:value="288.71">
                <text:p>288.71</text:p>
              </table:table-cell>
            </table:table-row>
            <table:table-row>
              <table:table-cell office:value-type="float" office:value="0.497222222222222">
                <text:p>0.497222222222222</text:p>
              </table:table-cell>
              <table:table-cell office:value-type="float" office:value="283.09">
                <text:p>283.09</text:p>
              </table:table-cell>
              <table:table-cell office:value-type="float" office:value="288.71">
                <text:p>288.71</text:p>
              </table:table-cell>
            </table:table-row>
            <table:table-row>
              <table:table-cell office:value-type="float" office:value="0.497453703703704">
                <text:p>0.497453703703704</text:p>
              </table:table-cell>
              <table:table-cell office:value-type="float" office:value="283.15">
                <text:p>283.15</text:p>
              </table:table-cell>
              <table:table-cell office:value-type="float" office:value="288.71">
                <text:p>288.71</text:p>
              </table:table-cell>
            </table:table-row>
            <table:table-row>
              <table:table-cell office:value-type="float" office:value="0.497685185185185">
                <text:p>0.497685185185185</text:p>
              </table:table-cell>
              <table:table-cell office:value-type="float" office:value="283.15">
                <text:p>283.15</text:p>
              </table:table-cell>
              <table:table-cell office:value-type="float" office:value="288.77">
                <text:p>288.77</text:p>
              </table:table-cell>
            </table:table-row>
            <table:table-row>
              <table:table-cell office:value-type="float" office:value="0.497916666666667">
                <text:p>0.497916666666667</text:p>
              </table:table-cell>
              <table:table-cell office:value-type="float" office:value="283.15">
                <text:p>283.15</text:p>
              </table:table-cell>
              <table:table-cell office:value-type="float" office:value="288.71">
                <text:p>288.71</text:p>
              </table:table-cell>
            </table:table-row>
            <table:table-row>
              <table:table-cell office:value-type="float" office:value="0.498148148148148">
                <text:p>0.498148148148148</text:p>
              </table:table-cell>
              <table:table-cell office:value-type="float" office:value="283.15">
                <text:p>283.15</text:p>
              </table:table-cell>
              <table:table-cell office:value-type="float" office:value="288.71">
                <text:p>288.71</text:p>
              </table:table-cell>
            </table:table-row>
            <table:table-row>
              <table:table-cell office:value-type="float" office:value="0.49837962962963">
                <text:p>0.49837962962963</text:p>
              </table:table-cell>
              <table:table-cell office:value-type="float" office:value="283.15">
                <text:p>283.15</text:p>
              </table:table-cell>
              <table:table-cell office:value-type="float" office:value="288.71">
                <text:p>288.71</text:p>
              </table:table-cell>
            </table:table-row>
            <table:table-row>
              <table:table-cell office:value-type="float" office:value="0.498611111111111">
                <text:p>0.498611111111111</text:p>
              </table:table-cell>
              <table:table-cell office:value-type="float" office:value="283.15">
                <text:p>283.15</text:p>
              </table:table-cell>
              <table:table-cell office:value-type="float" office:value="288.77">
                <text:p>288.77</text:p>
              </table:table-cell>
            </table:table-row>
            <table:table-row>
              <table:table-cell office:value-type="float" office:value="0.498842592592593">
                <text:p>0.498842592592593</text:p>
              </table:table-cell>
              <table:table-cell office:value-type="float" office:value="283.21">
                <text:p>283.21</text:p>
              </table:table-cell>
              <table:table-cell office:value-type="float" office:value="288.77">
                <text:p>288.77</text:p>
              </table:table-cell>
            </table:table-row>
            <table:table-row>
              <table:table-cell office:value-type="float" office:value="0.499074074074074">
                <text:p>0.499074074074074</text:p>
              </table:table-cell>
              <table:table-cell office:value-type="float" office:value="283.02">
                <text:p>283.02</text:p>
              </table:table-cell>
              <table:table-cell office:value-type="float" office:value="288.84">
                <text:p>288.84</text:p>
              </table:table-cell>
            </table:table-row>
            <table:table-row>
              <table:table-cell office:value-type="float" office:value="0.499305555555556">
                <text:p>0.499305555555556</text:p>
              </table:table-cell>
              <table:table-cell office:value-type="float" office:value="283.02">
                <text:p>283.02</text:p>
              </table:table-cell>
              <table:table-cell office:value-type="float" office:value="288.77">
                <text:p>288.77</text:p>
              </table:table-cell>
            </table:table-row>
            <table:table-row>
              <table:table-cell office:value-type="float" office:value="0.499537037037037">
                <text:p>0.499537037037037</text:p>
              </table:table-cell>
              <table:table-cell office:value-type="float" office:value="282.9">
                <text:p>282.9</text:p>
              </table:table-cell>
              <table:table-cell office:value-type="float" office:value="288.77">
                <text:p>288.77</text:p>
              </table:table-cell>
            </table:table-row>
            <table:table-row>
              <table:table-cell office:value-type="float" office:value="0.499768518518519">
                <text:p>0.499768518518519</text:p>
              </table:table-cell>
              <table:table-cell office:value-type="float" office:value="282.84">
                <text:p>282.84</text:p>
              </table:table-cell>
              <table:table-cell office:value-type="float" office:value="288.71">
                <text:p>288.7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82.96">
                <text:p>282.96</text:p>
              </table:table-cell>
              <table:table-cell office:value-type="float" office:value="288.71">
                <text:p>288.71</text:p>
              </table:table-cell>
            </table:table-row>
            <table:table-row>
              <table:table-cell office:value-type="float" office:value="0.500231481481481">
                <text:p>0.500231481481481</text:p>
              </table:table-cell>
              <table:table-cell office:value-type="float" office:value="283.02">
                <text:p>283.02</text:p>
              </table:table-cell>
              <table:table-cell office:value-type="float" office:value="288.77">
                <text:p>288.77</text:p>
              </table:table-cell>
            </table:table-row>
            <table:table-row>
              <table:table-cell office:value-type="float" office:value="0.500462962962963">
                <text:p>0.500462962962963</text:p>
              </table:table-cell>
              <table:table-cell office:value-type="float" office:value="283.02">
                <text:p>283.02</text:p>
              </table:table-cell>
              <table:table-cell office:value-type="float" office:value="288.77">
                <text:p>288.77</text:p>
              </table:table-cell>
            </table:table-row>
            <table:table-row>
              <table:table-cell office:value-type="float" office:value="0.500694444444444">
                <text:p>0.500694444444444</text:p>
              </table:table-cell>
              <table:table-cell office:value-type="float" office:value="282.96">
                <text:p>282.96</text:p>
              </table:table-cell>
              <table:table-cell office:value-type="float" office:value="288.77">
                <text:p>288.77</text:p>
              </table:table-cell>
            </table:table-row>
            <table:table-row>
              <table:table-cell office:value-type="float" office:value="0.500925925925926">
                <text:p>0.500925925925926</text:p>
              </table:table-cell>
              <table:table-cell office:value-type="float" office:value="283.09">
                <text:p>283.09</text:p>
              </table:table-cell>
              <table:table-cell office:value-type="float" office:value="288.77">
                <text:p>288.77</text:p>
              </table:table-cell>
            </table:table-row>
            <table:table-row>
              <table:table-cell office:value-type="float" office:value="0.501157407407407">
                <text:p>0.501157407407407</text:p>
              </table:table-cell>
              <table:table-cell office:value-type="float" office:value="283.09">
                <text:p>283.09</text:p>
              </table:table-cell>
              <table:table-cell office:value-type="float" office:value="288.77">
                <text:p>288.77</text:p>
              </table:table-cell>
            </table:table-row>
            <table:table-row>
              <table:table-cell office:value-type="float" office:value="0.501388888888889">
                <text:p>0.501388888888889</text:p>
              </table:table-cell>
              <table:table-cell office:value-type="float" office:value="283.02">
                <text:p>283.02</text:p>
              </table:table-cell>
              <table:table-cell office:value-type="float" office:value="288.77">
                <text:p>288.77</text:p>
              </table:table-cell>
            </table:table-row>
            <table:table-row>
              <table:table-cell office:value-type="float" office:value="0.50162037037037">
                <text:p>0.50162037037037</text:p>
              </table:table-cell>
              <table:table-cell office:value-type="float" office:value="283.02">
                <text:p>283.02</text:p>
              </table:table-cell>
              <table:table-cell office:value-type="float" office:value="288.77">
                <text:p>288.77</text:p>
              </table:table-cell>
            </table:table-row>
            <table:table-row>
              <table:table-cell office:value-type="float" office:value="0.501851851851852">
                <text:p>0.501851851851852</text:p>
              </table:table-cell>
              <table:table-cell office:value-type="float" office:value="283.02">
                <text:p>283.02</text:p>
              </table:table-cell>
              <table:table-cell office:value-type="float" office:value="288.77">
                <text:p>288.77</text:p>
              </table:table-cell>
            </table:table-row>
            <table:table-row>
              <table:table-cell office:value-type="float" office:value="0.502083333333333">
                <text:p>0.502083333333333</text:p>
              </table:table-cell>
              <table:table-cell office:value-type="float" office:value="282.96">
                <text:p>282.96</text:p>
              </table:table-cell>
              <table:table-cell office:value-type="float" office:value="288.84">
                <text:p>288.84</text:p>
              </table:table-cell>
            </table:table-row>
            <table:table-row>
              <table:table-cell office:value-type="float" office:value="0.502314814814815">
                <text:p>0.502314814814815</text:p>
              </table:table-cell>
              <table:table-cell office:value-type="float" office:value="283.02">
                <text:p>283.02</text:p>
              </table:table-cell>
              <table:table-cell office:value-type="float" office:value="288.9">
                <text:p>288.9</text:p>
              </table:table-cell>
            </table:table-row>
            <table:table-row>
              <table:table-cell office:value-type="float" office:value="0.502546296296296">
                <text:p>0.502546296296296</text:p>
              </table:table-cell>
              <table:table-cell office:value-type="float" office:value="282.84">
                <text:p>282.84</text:p>
              </table:table-cell>
              <table:table-cell office:value-type="float" office:value="288.71">
                <text:p>288.71</text:p>
              </table:table-cell>
            </table:table-row>
            <table:table-row>
              <table:table-cell office:value-type="float" office:value="0.502777777777778">
                <text:p>0.502777777777778</text:p>
              </table:table-cell>
              <table:table-cell office:value-type="float" office:value="282.77">
                <text:p>282.77</text:p>
              </table:table-cell>
              <table:table-cell office:value-type="float" office:value="288.77">
                <text:p>288.77</text:p>
              </table:table-cell>
            </table:table-row>
            <table:table-row>
              <table:table-cell office:value-type="float" office:value="0.503009259259259">
                <text:p>0.503009259259259</text:p>
              </table:table-cell>
              <table:table-cell office:value-type="float" office:value="282.77">
                <text:p>282.77</text:p>
              </table:table-cell>
              <table:table-cell office:value-type="float" office:value="288.84">
                <text:p>288.84</text:p>
              </table:table-cell>
            </table:table-row>
            <table:table-row>
              <table:table-cell office:value-type="float" office:value="0.503240740740741">
                <text:p>0.503240740740741</text:p>
              </table:table-cell>
              <table:table-cell office:value-type="float" office:value="282.65">
                <text:p>282.65</text:p>
              </table:table-cell>
              <table:table-cell office:value-type="float" office:value="288.9">
                <text:p>288.9</text:p>
              </table:table-cell>
            </table:table-row>
            <table:table-row>
              <table:table-cell office:value-type="float" office:value="0.503472222222222">
                <text:p>0.503472222222222</text:p>
              </table:table-cell>
              <table:table-cell office:value-type="float" office:value="282.71">
                <text:p>282.71</text:p>
              </table:table-cell>
              <table:table-cell office:value-type="float" office:value="288.96">
                <text:p>288.96</text:p>
              </table:table-cell>
            </table:table-row>
            <table:table-row>
              <table:table-cell office:value-type="float" office:value="0.503703703703704">
                <text:p>0.503703703703704</text:p>
              </table:table-cell>
              <table:table-cell office:value-type="float" office:value="282.77">
                <text:p>282.77</text:p>
              </table:table-cell>
              <table:table-cell office:value-type="float" office:value="288.96">
                <text:p>288.96</text:p>
              </table:table-cell>
            </table:table-row>
            <table:table-row>
              <table:table-cell office:value-type="float" office:value="0.503935185185185">
                <text:p>0.503935185185185</text:p>
              </table:table-cell>
              <table:table-cell office:value-type="float" office:value="282.77">
                <text:p>282.77</text:p>
              </table:table-cell>
              <table:table-cell office:value-type="float" office:value="289.02">
                <text:p>289.02</text:p>
              </table:table-cell>
            </table:table-row>
            <table:table-row>
              <table:table-cell office:value-type="float" office:value="0.504166666666667">
                <text:p>0.504166666666667</text:p>
              </table:table-cell>
              <table:table-cell office:value-type="float" office:value="282.71">
                <text:p>282.71</text:p>
              </table:table-cell>
              <table:table-cell office:value-type="float" office:value="289.09">
                <text:p>289.09</text:p>
              </table:table-cell>
            </table:table-row>
            <table:table-row>
              <table:table-cell office:value-type="float" office:value="0.504398148148148">
                <text:p>0.504398148148148</text:p>
              </table:table-cell>
              <table:table-cell office:value-type="float" office:value="282.77">
                <text:p>282.77</text:p>
              </table:table-cell>
              <table:table-cell office:value-type="float" office:value="289.09">
                <text:p>289.09</text:p>
              </table:table-cell>
            </table:table-row>
            <table:table-row>
              <table:table-cell office:value-type="float" office:value="0.50462962962963">
                <text:p>0.50462962962963</text:p>
              </table:table-cell>
              <table:table-cell office:value-type="float" office:value="282.84">
                <text:p>282.84</text:p>
              </table:table-cell>
              <table:table-cell office:value-type="float" office:value="289.15">
                <text:p>289.15</text:p>
              </table:table-cell>
            </table:table-row>
            <table:table-row>
              <table:table-cell office:value-type="float" office:value="0.504861111111111">
                <text:p>0.504861111111111</text:p>
              </table:table-cell>
              <table:table-cell office:value-type="float" office:value="282.84">
                <text:p>282.84</text:p>
              </table:table-cell>
              <table:table-cell office:value-type="float" office:value="289.21">
                <text:p>289.21</text:p>
              </table:table-cell>
            </table:table-row>
            <table:table-row>
              <table:table-cell office:value-type="float" office:value="0.505092592592593">
                <text:p>0.505092592592593</text:p>
              </table:table-cell>
              <table:table-cell office:value-type="float" office:value="282.9">
                <text:p>282.9</text:p>
              </table:table-cell>
              <table:table-cell office:value-type="float" office:value="289.27">
                <text:p>289.27</text:p>
              </table:table-cell>
            </table:table-row>
            <table:table-row>
              <table:table-cell office:value-type="float" office:value="0.505324074074074">
                <text:p>0.505324074074074</text:p>
              </table:table-cell>
              <table:table-cell office:value-type="float" office:value="282.96">
                <text:p>282.96</text:p>
              </table:table-cell>
              <table:table-cell office:value-type="float" office:value="289.34">
                <text:p>289.34</text:p>
              </table:table-cell>
            </table:table-row>
            <table:table-row>
              <table:table-cell office:value-type="float" office:value="0.505555555555556">
                <text:p>0.505555555555556</text:p>
              </table:table-cell>
              <table:table-cell office:value-type="float" office:value="282.96">
                <text:p>282.96</text:p>
              </table:table-cell>
              <table:table-cell office:value-type="float" office:value="289.4">
                <text:p>289.4</text:p>
              </table:table-cell>
            </table:table-row>
            <table:table-row>
              <table:table-cell office:value-type="float" office:value="0.505787037037037">
                <text:p>0.505787037037037</text:p>
              </table:table-cell>
              <table:table-cell office:value-type="float" office:value="282.96">
                <text:p>282.96</text:p>
              </table:table-cell>
              <table:table-cell office:value-type="float" office:value="289.46">
                <text:p>289.46</text:p>
              </table:table-cell>
            </table:table-row>
            <table:table-row>
              <table:table-cell office:value-type="float" office:value="0.506018518518519">
                <text:p>0.506018518518519</text:p>
              </table:table-cell>
              <table:table-cell office:value-type="float" office:value="283.02">
                <text:p>283.02</text:p>
              </table:table-cell>
              <table:table-cell office:value-type="float" office:value="289.46">
                <text:p>289.46</text:p>
              </table:table-cell>
            </table:table-row>
            <table:table-row>
              <table:table-cell office:value-type="float" office:value="0.50625">
                <text:p>0.50625</text:p>
              </table:table-cell>
              <table:table-cell office:value-type="float" office:value="283.02">
                <text:p>283.02</text:p>
              </table:table-cell>
              <table:table-cell office:value-type="float" office:value="289.52">
                <text:p>289.52</text:p>
              </table:table-cell>
            </table:table-row>
            <table:table-row>
              <table:table-cell office:value-type="float" office:value="0.506481481481482">
                <text:p>0.506481481481482</text:p>
              </table:table-cell>
              <table:table-cell office:value-type="float" office:value="283.09">
                <text:p>283.09</text:p>
              </table:table-cell>
              <table:table-cell office:value-type="float" office:value="289.59">
                <text:p>289.59</text:p>
              </table:table-cell>
            </table:table-row>
            <table:table-row>
              <table:table-cell office:value-type="float" office:value="0.506712962962963">
                <text:p>0.506712962962963</text:p>
              </table:table-cell>
              <table:table-cell office:value-type="float" office:value="283.09">
                <text:p>283.09</text:p>
              </table:table-cell>
              <table:table-cell office:value-type="float" office:value="289.59">
                <text:p>289.59</text:p>
              </table:table-cell>
            </table:table-row>
            <table:table-row>
              <table:table-cell office:value-type="float" office:value="0.506944444444444">
                <text:p>0.506944444444444</text:p>
              </table:table-cell>
              <table:table-cell office:value-type="float" office:value="283.02">
                <text:p>283.02</text:p>
              </table:table-cell>
              <table:table-cell office:value-type="float" office:value="289.59">
                <text:p>289.59</text:p>
              </table:table-cell>
            </table:table-row>
            <table:table-row>
              <table:table-cell office:value-type="float" office:value="0.507175925925926">
                <text:p>0.507175925925926</text:p>
              </table:table-cell>
              <table:table-cell office:value-type="float" office:value="283.02">
                <text:p>283.02</text:p>
              </table:table-cell>
              <table:table-cell office:value-type="float" office:value="289.65">
                <text:p>289.65</text:p>
              </table:table-cell>
            </table:table-row>
            <table:table-row>
              <table:table-cell office:value-type="float" office:value="0.507407407407407">
                <text:p>0.507407407407407</text:p>
              </table:table-cell>
              <table:table-cell office:value-type="float" office:value="283.02">
                <text:p>283.02</text:p>
              </table:table-cell>
              <table:table-cell office:value-type="float" office:value="289.65">
                <text:p>289.65</text:p>
              </table:table-cell>
            </table:table-row>
            <table:table-row>
              <table:table-cell office:value-type="float" office:value="0.507638888888889">
                <text:p>0.507638888888889</text:p>
              </table:table-cell>
              <table:table-cell office:value-type="float" office:value="283.02">
                <text:p>283.02</text:p>
              </table:table-cell>
              <table:table-cell office:value-type="float" office:value="289.71">
                <text:p>289.71</text:p>
              </table:table-cell>
            </table:table-row>
            <table:table-row>
              <table:table-cell office:value-type="float" office:value="0.50787037037037">
                <text:p>0.50787037037037</text:p>
              </table:table-cell>
              <table:table-cell office:value-type="float" office:value="283.02">
                <text:p>283.02</text:p>
              </table:table-cell>
              <table:table-cell office:value-type="float" office:value="289.71">
                <text:p>289.71</text:p>
              </table:table-cell>
            </table:table-row>
            <table:table-row>
              <table:table-cell office:value-type="float" office:value="0.508101851851852">
                <text:p>0.508101851851852</text:p>
              </table:table-cell>
              <table:table-cell office:value-type="float" office:value="283.15">
                <text:p>283.15</text:p>
              </table:table-cell>
              <table:table-cell office:value-type="float" office:value="289.71">
                <text:p>289.71</text:p>
              </table:table-cell>
            </table:table-row>
            <table:table-row>
              <table:table-cell office:value-type="float" office:value="0.508333333333333">
                <text:p>0.508333333333333</text:p>
              </table:table-cell>
              <table:table-cell office:value-type="float" office:value="283.15">
                <text:p>283.15</text:p>
              </table:table-cell>
              <table:table-cell office:value-type="float" office:value="289.71">
                <text:p>289.71</text:p>
              </table:table-cell>
            </table:table-row>
            <table:table-row>
              <table:table-cell office:value-type="float" office:value="0.508564814814815">
                <text:p>0.508564814814815</text:p>
              </table:table-cell>
              <table:table-cell office:value-type="float" office:value="283.09">
                <text:p>283.09</text:p>
              </table:table-cell>
              <table:table-cell office:value-type="float" office:value="289.77">
                <text:p>289.77</text:p>
              </table:table-cell>
            </table:table-row>
            <table:table-row>
              <table:table-cell office:value-type="float" office:value="0.508796296296296">
                <text:p>0.508796296296296</text:p>
              </table:table-cell>
              <table:table-cell office:value-type="float" office:value="283.02">
                <text:p>283.02</text:p>
              </table:table-cell>
              <table:table-cell office:value-type="float" office:value="289.77">
                <text:p>289.77</text:p>
              </table:table-cell>
            </table:table-row>
            <table:table-row>
              <table:table-cell office:value-type="float" office:value="0.509027777777778">
                <text:p>0.509027777777778</text:p>
              </table:table-cell>
              <table:table-cell office:value-type="float" office:value="283.02">
                <text:p>283.02</text:p>
              </table:table-cell>
              <table:table-cell office:value-type="float" office:value="289.77">
                <text:p>289.77</text:p>
              </table:table-cell>
            </table:table-row>
            <table:table-row>
              <table:table-cell office:value-type="float" office:value="0.509259259259259">
                <text:p>0.509259259259259</text:p>
              </table:table-cell>
              <table:table-cell office:value-type="float" office:value="282.96">
                <text:p>282.96</text:p>
              </table:table-cell>
              <table:table-cell office:value-type="float" office:value="289.84">
                <text:p>289.84</text:p>
              </table:table-cell>
            </table:table-row>
            <table:table-row>
              <table:table-cell office:value-type="float" office:value="0.509490740740741">
                <text:p>0.509490740740741</text:p>
              </table:table-cell>
              <table:table-cell office:value-type="float" office:value="282.96">
                <text:p>282.96</text:p>
              </table:table-cell>
              <table:table-cell office:value-type="float" office:value="289.9">
                <text:p>289.9</text:p>
              </table:table-cell>
            </table:table-row>
            <table:table-row>
              <table:table-cell office:value-type="float" office:value="0.509722222222222">
                <text:p>0.509722222222222</text:p>
              </table:table-cell>
              <table:table-cell office:value-type="float" office:value="283.02">
                <text:p>283.02</text:p>
              </table:table-cell>
              <table:table-cell office:value-type="float" office:value="289.77">
                <text:p>289.77</text:p>
              </table:table-cell>
            </table:table-row>
            <table:table-row>
              <table:table-cell office:value-type="float" office:value="0.509953703703704">
                <text:p>0.509953703703704</text:p>
              </table:table-cell>
              <table:table-cell office:value-type="float" office:value="282.96">
                <text:p>282.96</text:p>
              </table:table-cell>
              <table:table-cell office:value-type="float" office:value="289.84">
                <text:p>289.84</text:p>
              </table:table-cell>
            </table:table-row>
            <table:table-row>
              <table:table-cell office:value-type="float" office:value="0.510185185185185">
                <text:p>0.510185185185185</text:p>
              </table:table-cell>
              <table:table-cell office:value-type="float" office:value="282.96">
                <text:p>282.96</text:p>
              </table:table-cell>
              <table:table-cell office:value-type="float" office:value="289.9">
                <text:p>289.9</text:p>
              </table:table-cell>
            </table:table-row>
            <table:table-row>
              <table:table-cell office:value-type="float" office:value="0.510416666666667">
                <text:p>0.510416666666667</text:p>
              </table:table-cell>
              <table:table-cell office:value-type="float" office:value="283.02">
                <text:p>283.02</text:p>
              </table:table-cell>
              <table:table-cell office:value-type="float" office:value="289.84">
                <text:p>289.84</text:p>
              </table:table-cell>
            </table:table-row>
            <table:table-row>
              <table:table-cell office:value-type="float" office:value="0.510648148148148">
                <text:p>0.510648148148148</text:p>
              </table:table-cell>
              <table:table-cell office:value-type="float" office:value="283.02">
                <text:p>283.02</text:p>
              </table:table-cell>
              <table:table-cell office:value-type="float" office:value="289.9">
                <text:p>289.9</text:p>
              </table:table-cell>
            </table:table-row>
            <table:table-row>
              <table:table-cell office:value-type="float" office:value="0.51087962962963">
                <text:p>0.51087962962963</text:p>
              </table:table-cell>
              <table:table-cell office:value-type="float" office:value="283.02">
                <text:p>283.02</text:p>
              </table:table-cell>
              <table:table-cell office:value-type="float" office:value="290.02">
                <text:p>290.02</text:p>
              </table:table-cell>
            </table:table-row>
            <table:table-row>
              <table:table-cell office:value-type="float" office:value="0.511111111111111">
                <text:p>0.511111111111111</text:p>
              </table:table-cell>
              <table:table-cell office:value-type="float" office:value="282.96">
                <text:p>282.96</text:p>
              </table:table-cell>
              <table:table-cell office:value-type="float" office:value="290.02">
                <text:p>290.02</text:p>
              </table:table-cell>
            </table:table-row>
            <table:table-row>
              <table:table-cell office:value-type="float" office:value="0.511342592592593">
                <text:p>0.511342592592593</text:p>
              </table:table-cell>
              <table:table-cell office:value-type="float" office:value="283.02">
                <text:p>283.02</text:p>
              </table:table-cell>
              <table:table-cell office:value-type="float" office:value="290.09">
                <text:p>290.09</text:p>
              </table:table-cell>
            </table:table-row>
            <table:table-row>
              <table:table-cell office:value-type="float" office:value="0.511574074074074">
                <text:p>0.511574074074074</text:p>
              </table:table-cell>
              <table:table-cell office:value-type="float" office:value="283.15">
                <text:p>283.15</text:p>
              </table:table-cell>
              <table:table-cell office:value-type="float" office:value="290.09">
                <text:p>290.09</text:p>
              </table:table-cell>
            </table:table-row>
            <table:table-row>
              <table:table-cell office:value-type="float" office:value="0.511805555555555">
                <text:p>0.511805555555555</text:p>
              </table:table-cell>
              <table:table-cell office:value-type="float" office:value="283.21">
                <text:p>283.21</text:p>
              </table:table-cell>
              <table:table-cell office:value-type="float" office:value="290.15">
                <text:p>290.15</text:p>
              </table:table-cell>
            </table:table-row>
            <table:table-row>
              <table:table-cell office:value-type="float" office:value="0.512037037037037">
                <text:p>0.512037037037037</text:p>
              </table:table-cell>
              <table:table-cell office:value-type="float" office:value="283.21">
                <text:p>283.21</text:p>
              </table:table-cell>
              <table:table-cell office:value-type="float" office:value="290.21">
                <text:p>290.21</text:p>
              </table:table-cell>
            </table:table-row>
            <table:table-row>
              <table:table-cell office:value-type="float" office:value="0.512268518518519">
                <text:p>0.512268518518519</text:p>
              </table:table-cell>
              <table:table-cell office:value-type="float" office:value="283.15">
                <text:p>283.15</text:p>
              </table:table-cell>
              <table:table-cell office:value-type="float" office:value="290.21">
                <text:p>290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131" number:language="en" number:country="US">
      <number:hours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013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1.33cm" svg:y="4.609cm" style:legend-expansion="high" chart:style-name="ch2"/>
        <chart:plot-area chart:style-name="ch3" table:cell-range-address="prova1.A2:prova1.A100 prova1.H1:prova1.H100" chart:data-source-has-labels="both" svg:x="1.377cm" svg:y="0.196cm" svg:width="9.636cm" svg:height="9.424cm">
          <chartooo:coordinate-region svg:x="2.325cm" svg:y="0.196cm" svg:width="8.546cm" svg:height="8.341cm"/>
          <chart:axis chart:dimension="x" chart:name="primary-x" chart:style-name="ch4" chartooo:axis-type="text">
            <chart:categories table:cell-range-address="prova1.A2:prova1.A100"/>
          </chart:axis>
          <chart:axis chart:dimension="y" chart:name="primary-y" chart:style-name="ch5">
            <chart:title svg:x="0.451cm" svg:y="6.467cm" chart:style-name="ch6">
              <text:p>Quantitat de llum (lx)</text:p>
            </chart:title>
            <chart:grid chart:style-name="ch7" chart:class="major"/>
          </chart:axis>
          <chart:series chart:style-name="ch8" chart:values-cell-range-address="prova1.H2:prova1.H100" chart:label-cell-address="prova1.H1:prova1.H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tat de llum (lx)</text:p>
                <draw:g>
                  <svg:desc>prova1.H1:prova1.H1</svg:desc>
                </draw:g>
              </table:table-cell>
            </table:table-row>
          </table:table-header-rows>
          <table:table-rows>
            <table:table-row>
              <table:table-cell office:value-type="float" office:value="0.489583333333333">
                <text:p>0.489583333333333</text:p>
                <draw:g>
                  <svg:desc>prova1.A2:prova1.A100</svg:desc>
                </draw:g>
              </table:table-cell>
              <table:table-cell office:value-type="float" office:value="14731">
                <text:p>14731</text:p>
                <draw:g>
                  <svg:desc>prova1.H2:prova1.H100</svg:desc>
                </draw:g>
              </table:table-cell>
            </table:table-row>
            <table:table-row>
              <table:table-cell office:value-type="float" office:value="0.489814814814815">
                <text:p>0.489814814814815</text:p>
              </table:table-cell>
              <table:table-cell office:value-type="float" office:value="14586">
                <text:p>14586</text:p>
              </table:table-cell>
            </table:table-row>
            <table:table-row>
              <table:table-cell office:value-type="float" office:value="0.490046296296296">
                <text:p>0.490046296296296</text:p>
              </table:table-cell>
              <table:table-cell office:value-type="float" office:value="14543">
                <text:p>14543</text:p>
              </table:table-cell>
            </table:table-row>
            <table:table-row>
              <table:table-cell office:value-type="float" office:value="0.490277777777778">
                <text:p>0.490277777777778</text:p>
              </table:table-cell>
              <table:table-cell office:value-type="float" office:value="14642">
                <text:p>14642</text:p>
              </table:table-cell>
            </table:table-row>
            <table:table-row>
              <table:table-cell office:value-type="float" office:value="0.490509259259259">
                <text:p>0.490509259259259</text:p>
              </table:table-cell>
              <table:table-cell office:value-type="float" office:value="14545">
                <text:p>14545</text:p>
              </table:table-cell>
            </table:table-row>
            <table:table-row>
              <table:table-cell office:value-type="float" office:value="0.490740740740741">
                <text:p>0.490740740740741</text:p>
              </table:table-cell>
              <table:table-cell office:value-type="float" office:value="13484">
                <text:p>13484</text:p>
              </table:table-cell>
            </table:table-row>
            <table:table-row>
              <table:table-cell office:value-type="float" office:value="0.490972222222222">
                <text:p>0.490972222222222</text:p>
              </table:table-cell>
              <table:table-cell office:value-type="float" office:value="14468">
                <text:p>14468</text:p>
              </table:table-cell>
            </table:table-row>
            <table:table-row>
              <table:table-cell office:value-type="float" office:value="0.491203703703704">
                <text:p>0.491203703703704</text:p>
              </table:table-cell>
              <table:table-cell office:value-type="float" office:value="14436">
                <text:p>14436</text:p>
              </table:table-cell>
            </table:table-row>
            <table:table-row>
              <table:table-cell office:value-type="float" office:value="0.491435185185185">
                <text:p>0.491435185185185</text:p>
              </table:table-cell>
              <table:table-cell office:value-type="float" office:value="14399">
                <text:p>14399</text:p>
              </table:table-cell>
            </table:table-row>
            <table:table-row>
              <table:table-cell office:value-type="float" office:value="0.491666666666667">
                <text:p>0.491666666666667</text:p>
              </table:table-cell>
              <table:table-cell office:value-type="float" office:value="14369">
                <text:p>14369</text:p>
              </table:table-cell>
            </table:table-row>
            <table:table-row>
              <table:table-cell office:value-type="float" office:value="0.491898148148148">
                <text:p>0.491898148148148</text:p>
              </table:table-cell>
              <table:table-cell office:value-type="float" office:value="14338">
                <text:p>14338</text:p>
              </table:table-cell>
            </table:table-row>
            <table:table-row>
              <table:table-cell office:value-type="float" office:value="0.49212962962963">
                <text:p>0.49212962962963</text:p>
              </table:table-cell>
              <table:table-cell office:value-type="float" office:value="14294">
                <text:p>14294</text:p>
              </table:table-cell>
            </table:table-row>
            <table:table-row>
              <table:table-cell office:value-type="float" office:value="0.492361111111111">
                <text:p>0.492361111111111</text:p>
              </table:table-cell>
              <table:table-cell office:value-type="float" office:value="14239">
                <text:p>14239</text:p>
              </table:table-cell>
            </table:table-row>
            <table:table-row>
              <table:table-cell office:value-type="float" office:value="0.492592592592593">
                <text:p>0.492592592592593</text:p>
              </table:table-cell>
              <table:table-cell office:value-type="float" office:value="14189">
                <text:p>14189</text:p>
              </table:table-cell>
            </table:table-row>
            <table:table-row>
              <table:table-cell office:value-type="float" office:value="0.492824074074074">
                <text:p>0.492824074074074</text:p>
              </table:table-cell>
              <table:table-cell office:value-type="float" office:value="14140">
                <text:p>14140</text:p>
              </table:table-cell>
            </table:table-row>
            <table:table-row>
              <table:table-cell office:value-type="float" office:value="0.493055555555556">
                <text:p>0.493055555555556</text:p>
              </table:table-cell>
              <table:table-cell office:value-type="float" office:value="14089">
                <text:p>14089</text:p>
              </table:table-cell>
            </table:table-row>
            <table:table-row>
              <table:table-cell office:value-type="float" office:value="0.493287037037037">
                <text:p>0.493287037037037</text:p>
              </table:table-cell>
              <table:table-cell office:value-type="float" office:value="14052">
                <text:p>14052</text:p>
              </table:table-cell>
            </table:table-row>
            <table:table-row>
              <table:table-cell office:value-type="float" office:value="0.493518518518518">
                <text:p>0.493518518518518</text:p>
              </table:table-cell>
              <table:table-cell office:value-type="float" office:value="13984">
                <text:p>13984</text:p>
              </table:table-cell>
            </table:table-row>
            <table:table-row>
              <table:table-cell office:value-type="float" office:value="0.49375">
                <text:p>0.49375</text:p>
              </table:table-cell>
              <table:table-cell office:value-type="float" office:value="13544">
                <text:p>13544</text:p>
              </table:table-cell>
            </table:table-row>
            <table:table-row>
              <table:table-cell office:value-type="float" office:value="0.493981481481482">
                <text:p>0.493981481481482</text:p>
              </table:table-cell>
              <table:table-cell office:value-type="float" office:value="13610">
                <text:p>13610</text:p>
              </table:table-cell>
            </table:table-row>
            <table:table-row>
              <table:table-cell office:value-type="float" office:value="0.494212962962963">
                <text:p>0.494212962962963</text:p>
              </table:table-cell>
              <table:table-cell office:value-type="float" office:value="13825">
                <text:p>13825</text:p>
              </table:table-cell>
            </table:table-row>
            <table:table-row>
              <table:table-cell office:value-type="float" office:value="0.494444444444444">
                <text:p>0.494444444444444</text:p>
              </table:table-cell>
              <table:table-cell office:value-type="float" office:value="13714">
                <text:p>13714</text:p>
              </table:table-cell>
            </table:table-row>
            <table:table-row>
              <table:table-cell office:value-type="float" office:value="0.494675925925926">
                <text:p>0.494675925925926</text:p>
              </table:table-cell>
              <table:table-cell office:value-type="float" office:value="13759">
                <text:p>13759</text:p>
              </table:table-cell>
            </table:table-row>
            <table:table-row>
              <table:table-cell office:value-type="float" office:value="0.494907407407407">
                <text:p>0.494907407407407</text:p>
              </table:table-cell>
              <table:table-cell office:value-type="float" office:value="13706">
                <text:p>13706</text:p>
              </table:table-cell>
            </table:table-row>
            <table:table-row>
              <table:table-cell office:value-type="float" office:value="0.495138888888889">
                <text:p>0.495138888888889</text:p>
              </table:table-cell>
              <table:table-cell office:value-type="float" office:value="13734">
                <text:p>13734</text:p>
              </table:table-cell>
            </table:table-row>
            <table:table-row>
              <table:table-cell office:value-type="float" office:value="0.49537037037037">
                <text:p>0.49537037037037</text:p>
              </table:table-cell>
              <table:table-cell office:value-type="float" office:value="13707">
                <text:p>13707</text:p>
              </table:table-cell>
            </table:table-row>
            <table:table-row>
              <table:table-cell office:value-type="float" office:value="0.495601851851852">
                <text:p>0.495601851851852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0.495833333333333">
                <text:p>0.495833333333333</text:p>
              </table:table-cell>
              <table:table-cell office:value-type="float" office:value="13555">
                <text:p>13555</text:p>
              </table:table-cell>
            </table:table-row>
            <table:table-row>
              <table:table-cell office:value-type="float" office:value="0.496064814814815">
                <text:p>0.496064814814815</text:p>
              </table:table-cell>
              <table:table-cell office:value-type="float" office:value="13432">
                <text:p>13432</text:p>
              </table:table-cell>
            </table:table-row>
            <table:table-row>
              <table:table-cell office:value-type="float" office:value="0.496296296296296">
                <text:p>0.496296296296296</text:p>
              </table:table-cell>
              <table:table-cell office:value-type="float" office:value="13584">
                <text:p>13584</text:p>
              </table:table-cell>
            </table:table-row>
            <table:table-row>
              <table:table-cell office:value-type="float" office:value="0.496527777777778">
                <text:p>0.496527777777778</text:p>
              </table:table-cell>
              <table:table-cell office:value-type="float" office:value="13624">
                <text:p>13624</text:p>
              </table:table-cell>
            </table:table-row>
            <table:table-row>
              <table:table-cell office:value-type="float" office:value="0.496759259259259">
                <text:p>0.496759259259259</text:p>
              </table:table-cell>
              <table:table-cell office:value-type="float" office:value="13493">
                <text:p>13493</text:p>
              </table:table-cell>
            </table:table-row>
            <table:table-row>
              <table:table-cell office:value-type="float" office:value="0.496990740740741">
                <text:p>0.496990740740741</text:p>
              </table:table-cell>
              <table:table-cell office:value-type="float" office:value="12904">
                <text:p>12904</text:p>
              </table:table-cell>
            </table:table-row>
            <table:table-row>
              <table:table-cell office:value-type="float" office:value="0.497222222222222">
                <text:p>0.497222222222222</text:p>
              </table:table-cell>
              <table:table-cell office:value-type="float" office:value="13653">
                <text:p>13653</text:p>
              </table:table-cell>
            </table:table-row>
            <table:table-row>
              <table:table-cell office:value-type="float" office:value="0.497453703703704">
                <text:p>0.497453703703704</text:p>
              </table:table-cell>
              <table:table-cell office:value-type="float" office:value="13689">
                <text:p>13689</text:p>
              </table:table-cell>
            </table:table-row>
            <table:table-row>
              <table:table-cell office:value-type="float" office:value="0.497685185185185">
                <text:p>0.497685185185185</text:p>
              </table:table-cell>
              <table:table-cell office:value-type="float" office:value="13443">
                <text:p>13443</text:p>
              </table:table-cell>
            </table:table-row>
            <table:table-row>
              <table:table-cell office:value-type="float" office:value="0.497916666666667">
                <text:p>0.497916666666667</text:p>
              </table:table-cell>
              <table:table-cell office:value-type="float" office:value="13669">
                <text:p>13669</text:p>
              </table:table-cell>
            </table:table-row>
            <table:table-row>
              <table:table-cell office:value-type="float" office:value="0.498148148148148">
                <text:p>0.498148148148148</text:p>
              </table:table-cell>
              <table:table-cell office:value-type="float" office:value="13723">
                <text:p>13723</text:p>
              </table:table-cell>
            </table:table-row>
            <table:table-row>
              <table:table-cell office:value-type="float" office:value="0.49837962962963">
                <text:p>0.49837962962963</text:p>
              </table:table-cell>
              <table:table-cell office:value-type="float" office:value="13685">
                <text:p>13685</text:p>
              </table:table-cell>
            </table:table-row>
            <table:table-row>
              <table:table-cell office:value-type="float" office:value="0.498611111111111">
                <text:p>0.498611111111111</text:p>
              </table:table-cell>
              <table:table-cell office:value-type="float" office:value="13743">
                <text:p>13743</text:p>
              </table:table-cell>
            </table:table-row>
            <table:table-row>
              <table:table-cell office:value-type="float" office:value="0.498842592592593">
                <text:p>0.498842592592593</text:p>
              </table:table-cell>
              <table:table-cell office:value-type="float" office:value="13794">
                <text:p>13794</text:p>
              </table:table-cell>
            </table:table-row>
            <table:table-row>
              <table:table-cell office:value-type="float" office:value="0.499074074074074">
                <text:p>0.499074074074074</text:p>
              </table:table-cell>
              <table:table-cell office:value-type="float" office:value="13759">
                <text:p>13759</text:p>
              </table:table-cell>
            </table:table-row>
            <table:table-row>
              <table:table-cell office:value-type="float" office:value="0.499305555555556">
                <text:p>0.499305555555556</text:p>
              </table:table-cell>
              <table:table-cell office:value-type="float" office:value="13748">
                <text:p>13748</text:p>
              </table:table-cell>
            </table:table-row>
            <table:table-row>
              <table:table-cell office:value-type="float" office:value="0.499537037037037">
                <text:p>0.499537037037037</text:p>
              </table:table-cell>
              <table:table-cell office:value-type="float" office:value="13794">
                <text:p>13794</text:p>
              </table:table-cell>
            </table:table-row>
            <table:table-row>
              <table:table-cell office:value-type="float" office:value="0.499768518518519">
                <text:p>0.499768518518519</text:p>
              </table:table-cell>
              <table:table-cell office:value-type="float" office:value="13785">
                <text:p>1378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3774">
                <text:p>13774</text:p>
              </table:table-cell>
            </table:table-row>
            <table:table-row>
              <table:table-cell office:value-type="float" office:value="0.500231481481481">
                <text:p>0.500231481481481</text:p>
              </table:table-cell>
              <table:table-cell office:value-type="float" office:value="13769">
                <text:p>13769</text:p>
              </table:table-cell>
            </table:table-row>
            <table:table-row>
              <table:table-cell office:value-type="float" office:value="0.500462962962963">
                <text:p>0.500462962962963</text:p>
              </table:table-cell>
              <table:table-cell office:value-type="float" office:value="13764">
                <text:p>13764</text:p>
              </table:table-cell>
            </table:table-row>
            <table:table-row>
              <table:table-cell office:value-type="float" office:value="0.500694444444444">
                <text:p>0.500694444444444</text:p>
              </table:table-cell>
              <table:table-cell office:value-type="float" office:value="13374">
                <text:p>13374</text:p>
              </table:table-cell>
            </table:table-row>
            <table:table-row>
              <table:table-cell office:value-type="float" office:value="0.500925925925926">
                <text:p>0.500925925925926</text:p>
              </table:table-cell>
              <table:table-cell office:value-type="float" office:value="13693">
                <text:p>13693</text:p>
              </table:table-cell>
            </table:table-row>
            <table:table-row>
              <table:table-cell office:value-type="float" office:value="0.501157407407407">
                <text:p>0.501157407407407</text:p>
              </table:table-cell>
              <table:table-cell office:value-type="float" office:value="13678">
                <text:p>13678</text:p>
              </table:table-cell>
            </table:table-row>
            <table:table-row>
              <table:table-cell office:value-type="float" office:value="0.501388888888889">
                <text:p>0.501388888888889</text:p>
              </table:table-cell>
              <table:table-cell office:value-type="float" office:value="13538">
                <text:p>13538</text:p>
              </table:table-cell>
            </table:table-row>
            <table:table-row>
              <table:table-cell office:value-type="float" office:value="0.50162037037037">
                <text:p>0.50162037037037</text:p>
              </table:table-cell>
              <table:table-cell office:value-type="float" office:value="13521">
                <text:p>13521</text:p>
              </table:table-cell>
            </table:table-row>
            <table:table-row>
              <table:table-cell office:value-type="float" office:value="0.501851851851852">
                <text:p>0.501851851851852</text:p>
              </table:table-cell>
              <table:table-cell office:value-type="float" office:value="13711">
                <text:p>13711</text:p>
              </table:table-cell>
            </table:table-row>
            <table:table-row>
              <table:table-cell office:value-type="float" office:value="0.502083333333333">
                <text:p>0.502083333333333</text:p>
              </table:table-cell>
              <table:table-cell office:value-type="float" office:value="13679">
                <text:p>13679</text:p>
              </table:table-cell>
            </table:table-row>
            <table:table-row>
              <table:table-cell office:value-type="float" office:value="0.502314814814815">
                <text:p>0.502314814814815</text:p>
              </table:table-cell>
              <table:table-cell office:value-type="float" office:value="13706">
                <text:p>13706</text:p>
              </table:table-cell>
            </table:table-row>
            <table:table-row>
              <table:table-cell office:value-type="float" office:value="0.502546296296296">
                <text:p>0.502546296296296</text:p>
              </table:table-cell>
              <table:table-cell office:value-type="float" office:value="13679">
                <text:p>13679</text:p>
              </table:table-cell>
            </table:table-row>
            <table:table-row>
              <table:table-cell office:value-type="float" office:value="0.502777777777778">
                <text:p>0.502777777777778</text:p>
              </table:table-cell>
              <table:table-cell office:value-type="float" office:value="13668">
                <text:p>13668</text:p>
              </table:table-cell>
            </table:table-row>
            <table:table-row>
              <table:table-cell office:value-type="float" office:value="0.503009259259259">
                <text:p>0.503009259259259</text:p>
              </table:table-cell>
              <table:table-cell office:value-type="float" office:value="13653">
                <text:p>13653</text:p>
              </table:table-cell>
            </table:table-row>
            <table:table-row>
              <table:table-cell office:value-type="float" office:value="0.503240740740741">
                <text:p>0.503240740740741</text:p>
              </table:table-cell>
              <table:table-cell office:value-type="float" office:value="13649">
                <text:p>13649</text:p>
              </table:table-cell>
            </table:table-row>
            <table:table-row>
              <table:table-cell office:value-type="float" office:value="0.503472222222222">
                <text:p>0.503472222222222</text:p>
              </table:table-cell>
              <table:table-cell office:value-type="float" office:value="13639">
                <text:p>13639</text:p>
              </table:table-cell>
            </table:table-row>
            <table:table-row>
              <table:table-cell office:value-type="float" office:value="0.503703703703704">
                <text:p>0.503703703703704</text:p>
              </table:table-cell>
              <table:table-cell office:value-type="float" office:value="13631">
                <text:p>13631</text:p>
              </table:table-cell>
            </table:table-row>
            <table:table-row>
              <table:table-cell office:value-type="float" office:value="0.503935185185185">
                <text:p>0.503935185185185</text:p>
              </table:table-cell>
              <table:table-cell office:value-type="float" office:value="13633">
                <text:p>13633</text:p>
              </table:table-cell>
            </table:table-row>
            <table:table-row>
              <table:table-cell office:value-type="float" office:value="0.504166666666667">
                <text:p>0.504166666666667</text:p>
              </table:table-cell>
              <table:table-cell office:value-type="float" office:value="13453">
                <text:p>13453</text:p>
              </table:table-cell>
            </table:table-row>
            <table:table-row>
              <table:table-cell office:value-type="float" office:value="0.504398148148148">
                <text:p>0.504398148148148</text:p>
              </table:table-cell>
              <table:table-cell office:value-type="float" office:value="13532">
                <text:p>13532</text:p>
              </table:table-cell>
            </table:table-row>
            <table:table-row>
              <table:table-cell office:value-type="float" office:value="0.50462962962963">
                <text:p>0.50462962962963</text:p>
              </table:table-cell>
              <table:table-cell office:value-type="float" office:value="13074">
                <text:p>13074</text:p>
              </table:table-cell>
            </table:table-row>
            <table:table-row>
              <table:table-cell office:value-type="float" office:value="0.504861111111111">
                <text:p>0.504861111111111</text:p>
              </table:table-cell>
              <table:table-cell office:value-type="float" office:value="13660">
                <text:p>13660</text:p>
              </table:table-cell>
            </table:table-row>
            <table:table-row>
              <table:table-cell office:value-type="float" office:value="0.505092592592593">
                <text:p>0.505092592592593</text:p>
              </table:table-cell>
              <table:table-cell office:value-type="float" office:value="13643">
                <text:p>13643</text:p>
              </table:table-cell>
            </table:table-row>
            <table:table-row>
              <table:table-cell office:value-type="float" office:value="0.505324074074074">
                <text:p>0.505324074074074</text:p>
              </table:table-cell>
              <table:table-cell office:value-type="float" office:value="13641">
                <text:p>13641</text:p>
              </table:table-cell>
            </table:table-row>
            <table:table-row>
              <table:table-cell office:value-type="float" office:value="0.505555555555556">
                <text:p>0.505555555555556</text:p>
              </table:table-cell>
              <table:table-cell office:value-type="float" office:value="13640">
                <text:p>13640</text:p>
              </table:table-cell>
            </table:table-row>
            <table:table-row>
              <table:table-cell office:value-type="float" office:value="0.505787037037037">
                <text:p>0.505787037037037</text:p>
              </table:table-cell>
              <table:table-cell office:value-type="float" office:value="13649">
                <text:p>13649</text:p>
              </table:table-cell>
            </table:table-row>
            <table:table-row>
              <table:table-cell office:value-type="float" office:value="0.506018518518519">
                <text:p>0.506018518518519</text:p>
              </table:table-cell>
              <table:table-cell office:value-type="float" office:value="13641">
                <text:p>13641</text:p>
              </table:table-cell>
            </table:table-row>
            <table:table-row>
              <table:table-cell office:value-type="float" office:value="0.50625">
                <text:p>0.50625</text:p>
              </table:table-cell>
              <table:table-cell office:value-type="float" office:value="13593">
                <text:p>13593</text:p>
              </table:table-cell>
            </table:table-row>
            <table:table-row>
              <table:table-cell office:value-type="float" office:value="0.506481481481482">
                <text:p>0.506481481481482</text:p>
              </table:table-cell>
              <table:table-cell office:value-type="float" office:value="13179">
                <text:p>13179</text:p>
              </table:table-cell>
            </table:table-row>
            <table:table-row>
              <table:table-cell office:value-type="float" office:value="0.506712962962963">
                <text:p>0.506712962962963</text:p>
              </table:table-cell>
              <table:table-cell office:value-type="float" office:value="13619">
                <text:p>13619</text:p>
              </table:table-cell>
            </table:table-row>
            <table:table-row>
              <table:table-cell office:value-type="float" office:value="0.506944444444444">
                <text:p>0.506944444444444</text:p>
              </table:table-cell>
              <table:table-cell office:value-type="float" office:value="13584">
                <text:p>13584</text:p>
              </table:table-cell>
            </table:table-row>
            <table:table-row>
              <table:table-cell office:value-type="float" office:value="0.507175925925926">
                <text:p>0.507175925925926</text:p>
              </table:table-cell>
              <table:table-cell office:value-type="float" office:value="13647">
                <text:p>13647</text:p>
              </table:table-cell>
            </table:table-row>
            <table:table-row>
              <table:table-cell office:value-type="float" office:value="0.507407407407407">
                <text:p>0.507407407407407</text:p>
              </table:table-cell>
              <table:table-cell office:value-type="float" office:value="13654">
                <text:p>13654</text:p>
              </table:table-cell>
            </table:table-row>
            <table:table-row>
              <table:table-cell office:value-type="float" office:value="0.507638888888889">
                <text:p>0.507638888888889</text:p>
              </table:table-cell>
              <table:table-cell office:value-type="float" office:value="13713">
                <text:p>13713</text:p>
              </table:table-cell>
            </table:table-row>
            <table:table-row>
              <table:table-cell office:value-type="float" office:value="0.50787037037037">
                <text:p>0.50787037037037</text:p>
              </table:table-cell>
              <table:table-cell office:value-type="float" office:value="13714">
                <text:p>13714</text:p>
              </table:table-cell>
            </table:table-row>
            <table:table-row>
              <table:table-cell office:value-type="float" office:value="0.508101851851852">
                <text:p>0.508101851851852</text:p>
              </table:table-cell>
              <table:table-cell office:value-type="float" office:value="13734">
                <text:p>13734</text:p>
              </table:table-cell>
            </table:table-row>
            <table:table-row>
              <table:table-cell office:value-type="float" office:value="0.508333333333333">
                <text:p>0.508333333333333</text:p>
              </table:table-cell>
              <table:table-cell office:value-type="float" office:value="13739">
                <text:p>13739</text:p>
              </table:table-cell>
            </table:table-row>
            <table:table-row>
              <table:table-cell office:value-type="float" office:value="0.508564814814815">
                <text:p>0.508564814814815</text:p>
              </table:table-cell>
              <table:table-cell office:value-type="float" office:value="13740">
                <text:p>13740</text:p>
              </table:table-cell>
            </table:table-row>
            <table:table-row>
              <table:table-cell office:value-type="float" office:value="0.508796296296296">
                <text:p>0.508796296296296</text:p>
              </table:table-cell>
              <table:table-cell office:value-type="float" office:value="13718">
                <text:p>13718</text:p>
              </table:table-cell>
            </table:table-row>
            <table:table-row>
              <table:table-cell office:value-type="float" office:value="0.509027777777778">
                <text:p>0.509027777777778</text:p>
              </table:table-cell>
              <table:table-cell office:value-type="float" office:value="13710">
                <text:p>13710</text:p>
              </table:table-cell>
            </table:table-row>
            <table:table-row>
              <table:table-cell office:value-type="float" office:value="0.509259259259259">
                <text:p>0.509259259259259</text:p>
              </table:table-cell>
              <table:table-cell office:value-type="float" office:value="13766">
                <text:p>13766</text:p>
              </table:table-cell>
            </table:table-row>
            <table:table-row>
              <table:table-cell office:value-type="float" office:value="0.509490740740741">
                <text:p>0.509490740740741</text:p>
              </table:table-cell>
              <table:table-cell office:value-type="float" office:value="13776">
                <text:p>13776</text:p>
              </table:table-cell>
            </table:table-row>
            <table:table-row>
              <table:table-cell office:value-type="float" office:value="0.509722222222222">
                <text:p>0.509722222222222</text:p>
              </table:table-cell>
              <table:table-cell office:value-type="float" office:value="13791">
                <text:p>13791</text:p>
              </table:table-cell>
            </table:table-row>
            <table:table-row>
              <table:table-cell office:value-type="float" office:value="0.509953703703704">
                <text:p>0.509953703703704</text:p>
              </table:table-cell>
              <table:table-cell office:value-type="float" office:value="13805">
                <text:p>13805</text:p>
              </table:table-cell>
            </table:table-row>
            <table:table-row>
              <table:table-cell office:value-type="float" office:value="0.510185185185185">
                <text:p>0.510185185185185</text:p>
              </table:table-cell>
              <table:table-cell office:value-type="float" office:value="13664">
                <text:p>13664</text:p>
              </table:table-cell>
            </table:table-row>
            <table:table-row>
              <table:table-cell office:value-type="float" office:value="0.510416666666667">
                <text:p>0.510416666666667</text:p>
              </table:table-cell>
              <table:table-cell office:value-type="float" office:value="13819">
                <text:p>13819</text:p>
              </table:table-cell>
            </table:table-row>
            <table:table-row>
              <table:table-cell office:value-type="float" office:value="0.510648148148148">
                <text:p>0.510648148148148</text:p>
              </table:table-cell>
              <table:table-cell office:value-type="float" office:value="13861">
                <text:p>13861</text:p>
              </table:table-cell>
            </table:table-row>
            <table:table-row>
              <table:table-cell office:value-type="float" office:value="0.51087962962963">
                <text:p>0.51087962962963</text:p>
              </table:table-cell>
              <table:table-cell office:value-type="float" office:value="13875">
                <text:p>13875</text:p>
              </table:table-cell>
            </table:table-row>
            <table:table-row>
              <table:table-cell office:value-type="float" office:value="0.511111111111111">
                <text:p>0.511111111111111</text:p>
              </table:table-cell>
              <table:table-cell office:value-type="float" office:value="13896">
                <text:p>13896</text:p>
              </table:table-cell>
            </table:table-row>
            <table:table-row>
              <table:table-cell office:value-type="float" office:value="0.511342592592593">
                <text:p>0.511342592592593</text:p>
              </table:table-cell>
              <table:table-cell office:value-type="float" office:value="13468">
                <text:p>13468</text:p>
              </table:table-cell>
            </table:table-row>
            <table:table-row>
              <table:table-cell office:value-type="float" office:value="0.511574074074074">
                <text:p>0.511574074074074</text:p>
              </table:table-cell>
              <table:table-cell office:value-type="float" office:value="13919">
                <text:p>13919</text:p>
              </table:table-cell>
            </table:table-row>
            <table:table-row>
              <table:table-cell office:value-type="float" office:value="0.511805555555555">
                <text:p>0.511805555555555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0.512037037037037">
                <text:p>0.512037037037037</text:p>
              </table:table-cell>
              <table:table-cell office:value-type="float" office:value="13979">
                <text:p>13979</text:p>
              </table:table-cell>
            </table:table-row>
            <table:table-row>
              <table:table-cell office:value-type="float" office:value="0.512268518518519">
                <text:p>0.512268518518519</text:p>
              </table:table-cell>
              <table:table-cell office:value-type="float" office:value="14018">
                <text:p>140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131" number:language="en" number:country="US">
      <number:hours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013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705cm" svg:y="4.609cm" style:legend-expansion="high" chart:style-name="ch2"/>
        <chart:plot-area chart:style-name="ch3" table:cell-range-address="prova1.A2:prova1.A100 prova1.F1:prova1.F109" chart:data-source-has-labels="both" svg:x="1.377cm" svg:y="0.196cm" svg:width="11.011cm" svg:height="9.424cm">
          <chartooo:coordinate-region svg:x="2.034cm" svg:y="0.196cm" svg:width="10.354cm" svg:height="8.339cm"/>
          <chart:axis chart:dimension="x" chart:name="primary-x" chart:style-name="ch4" chartooo:axis-type="text">
            <chart:categories table:cell-range-address="prova1.A2:prova1.A100"/>
          </chart:axis>
          <chart:axis chart:dimension="y" chart:name="primary-y" chart:style-name="ch5">
            <chart:title svg:x="0.451cm" svg:y="5.806cm" chart:style-name="ch6">
              <text:p>Voltatge (V)</text:p>
            </chart:title>
            <chart:grid chart:style-name="ch7" chart:class="major"/>
          </chart:axis>
          <chart:series chart:style-name="ch8" chart:values-cell-range-address="prova1.F2:prova1.F109" chart:label-cell-address="prova1.F1:prova1.F1" chart:class="chart:line">
            <chart:data-point chart:repeated="10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tge (V)</text:p>
                <draw:g>
                  <svg:desc>prova1.F1:prova1.F1</svg:desc>
                </draw:g>
              </table:table-cell>
            </table:table-row>
          </table:table-header-rows>
          <table:table-rows>
            <table:table-row>
              <table:table-cell office:value-type="float" office:value="0.489583333333333">
                <text:p>0.489583333333333</text:p>
                <draw:g>
                  <svg:desc>prova1.A2:prova1.A100</svg:desc>
                </draw:g>
              </table:table-cell>
              <table:table-cell office:value-type="float" office:value="0.15">
                <text:p>0.15</text:p>
                <draw:g>
                  <svg:desc>prova1.F2:prova1.F109</svg:desc>
                </draw:g>
              </table:table-cell>
            </table:table-row>
            <table:table-row>
              <table:table-cell office:value-type="float" office:value="0.489814814814815">
                <text:p>0.48981481481481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490046296296296">
                <text:p>0.49004629629629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490277777777778">
                <text:p>0.49027777777777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490509259259259">
                <text:p>0.49050925925925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0.490740740740741">
                <text:p>0.49074074074074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0.490972222222222">
                <text:p>0.49097222222222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0.491203703703704">
                <text:p>0.49120370370370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491435185185185">
                <text:p>0.49143518518518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491666666666667">
                <text:p>0.49166666666666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491898148148148">
                <text:p>0.49189814814814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49212962962963">
                <text:p>0.4921296296296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492361111111111">
                <text:p>0.49236111111111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492592592592593">
                <text:p>0.49259259259259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492824074074074">
                <text:p>0.49282407407407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493055555555556">
                <text:p>0.49305555555555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493287037037037">
                <text:p>0.49328703703703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493518518518518">
                <text:p>0.4935185185185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49375">
                <text:p>0.4937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493981481481482">
                <text:p>0.49398148148148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494212962962963">
                <text:p>0.49421296296296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494444444444444">
                <text:p>0.49444444444444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494675925925926">
                <text:p>0.49467592592592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494907407407407">
                <text:p>0.49490740740740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495138888888889">
                <text:p>0.49513888888888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49537037037037">
                <text:p>0.4953703703703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495601851851852">
                <text:p>0.49560185185185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495833333333333">
                <text:p>0.49583333333333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496064814814815">
                <text:p>0.49606481481481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496296296296296">
                <text:p>0.49629629629629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496527777777778">
                <text:p>0.49652777777777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496759259259259">
                <text:p>0.49675925925925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496990740740741">
                <text:p>0.49699074074074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497222222222222">
                <text:p>0.4972222222222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497453703703704">
                <text:p>0.4974537037037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497685185185185">
                <text:p>0.49768518518518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497916666666667">
                <text:p>0.49791666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498148148148148">
                <text:p>0.4981481481481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49837962962963">
                <text:p>0.4983796296296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498611111111111">
                <text:p>0.4986111111111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498842592592593">
                <text:p>0.49884259259259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499074074074074">
                <text:p>0.49907407407407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0.499305555555556">
                <text:p>0.49930555555555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0.499537037037037">
                <text:p>0.49953703703703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0.499768518518519">
                <text:p>0.49976851851851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0.500231481481481">
                <text:p>0.50023148148148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0.500462962962963">
                <text:p>0.50046296296296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0.500694444444444">
                <text:p>0.50069444444444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0.500925925925926">
                <text:p>0.50092592592592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501157407407407">
                <text:p>0.50115740740740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501388888888889">
                <text:p>0.50138888888888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0.50162037037037">
                <text:p>0.5016203703703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0.501851851851852">
                <text:p>0.50185185185185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0.502083333333333">
                <text:p>0.50208333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0.502314814814815">
                <text:p>0.50231481481481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0.502546296296296">
                <text:p>0.50254629629629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0.502777777777778">
                <text:p>0.50277777777777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503009259259259">
                <text:p>0.50300925925925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503240740740741">
                <text:p>0.50324074074074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503472222222222">
                <text:p>0.50347222222222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503703703703704">
                <text:p>0.50370370370370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503935185185185">
                <text:p>0.50393518518518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504166666666667">
                <text:p>0.504166666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504398148148148">
                <text:p>0.50439814814814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50462962962963">
                <text:p>0.5046296296296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504861111111111">
                <text:p>0.50486111111111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505092592592593">
                <text:p>0.50509259259259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505324074074074">
                <text:p>0.50532407407407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505555555555556">
                <text:p>0.50555555555555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505787037037037">
                <text:p>0.50578703703703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506018518518519">
                <text:p>0.50601851851851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50625">
                <text:p>0.5062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506481481481482">
                <text:p>0.50648148148148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506712962962963">
                <text:p>0.50671296296296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506944444444444">
                <text:p>0.50694444444444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507175925925926">
                <text:p>0.50717592592592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507407407407407">
                <text:p>0.50740740740740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507638888888889">
                <text:p>0.50763888888888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50787037037037">
                <text:p>0.5078703703703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508101851851852">
                <text:p>0.50810185185185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508333333333333">
                <text:p>0.508333333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508564814814815">
                <text:p>0.50856481481481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508796296296296">
                <text:p>0.50879629629629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509027777777778">
                <text:p>0.50902777777777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509259259259259">
                <text:p>0.50925925925925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509490740740741">
                <text:p>0.50949074074074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509722222222222">
                <text:p>0.50972222222222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509953703703704">
                <text:p>0.50995370370370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510185185185185">
                <text:p>0.51018518518518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510416666666667">
                <text:p>0.51041666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510648148148148">
                <text:p>0.51064814814814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51087962962963">
                <text:p>0.5108796296296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511111111111111">
                <text:p>0.51111111111111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511342592592593">
                <text:p>0.51134259259259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511574074074074">
                <text:p>0.51157407407407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511805555555555">
                <text:p>0.51180555555555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512037037037037">
                <text:p>0.51203703703703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512268518518519">
                <text:p>0.51226851851851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131" number:language="en" number:country="US">
      <number:hours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013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547cm" svg:y="4.609cm" style:legend-expansion="high" chart:style-name="ch2"/>
        <chart:plot-area chart:style-name="ch3" table:cell-range-address="prova1.A2:prova1.A100 prova1.L1:prova1.L100" chart:data-source-has-labels="both" svg:x="1.377cm" svg:y="0.196cm" svg:width="10.853cm" svg:height="9.424cm">
          <chartooo:coordinate-region svg:x="2.034cm" svg:y="0.196cm" svg:width="10.196cm" svg:height="8.34cm"/>
          <chart:axis chart:dimension="x" chart:name="primary-x" chart:style-name="ch4" chartooo:axis-type="text">
            <chart:categories table:cell-range-address="prova1.A2:prova1.A100"/>
          </chart:axis>
          <chart:axis chart:dimension="y" chart:name="primary-y" chart:style-name="ch5">
            <chart:title svg:x="0.451cm" svg:y="5.898cm" chart:style-name="ch6">
              <text:p>Potència (W)</text:p>
            </chart:title>
            <chart:grid chart:style-name="ch7" chart:class="major"/>
          </chart:axis>
          <chart:series chart:style-name="ch8" chart:values-cell-range-address="prova1.L2:prova1.L100" chart:label-cell-address="prova1.L1:prova1.L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tència (W)</text:p>
                <draw:g>
                  <svg:desc>prova1.L1:prova1.L1</svg:desc>
                </draw:g>
              </table:table-cell>
            </table:table-row>
          </table:table-header-rows>
          <table:table-rows>
            <table:table-row>
              <table:table-cell office:value-type="float" office:value="0.489583333333333">
                <text:p>0.489583333333333</text:p>
                <draw:g>
                  <svg:desc>prova1.A2:prova1.A100</svg:desc>
                </draw:g>
              </table:table-cell>
              <table:table-cell office:value-type="float" office:value="0.02068236">
                <text:p>0.02068236</text:p>
                <draw:g>
                  <svg:desc>prova1.L2:prova1.L100</svg:desc>
                </draw:g>
              </table:table-cell>
            </table:table-row>
            <table:table-row>
              <table:table-cell office:value-type="float" office:value="0.489814814814815">
                <text:p>0.489814814814815</text:p>
              </table:table-cell>
              <table:table-cell office:value-type="float" office:value="0.0235614208">
                <text:p>0.0235614208</text:p>
              </table:table-cell>
            </table:table-row>
            <table:table-row>
              <table:table-cell office:value-type="float" office:value="0.490046296296296">
                <text:p>0.490046296296296</text:p>
              </table:table-cell>
              <table:table-cell office:value-type="float" office:value="0.0235925504">
                <text:p>0.0235925504</text:p>
              </table:table-cell>
            </table:table-row>
            <table:table-row>
              <table:table-cell office:value-type="float" office:value="0.490277777777778">
                <text:p>0.490277777777778</text:p>
              </table:table-cell>
              <table:table-cell office:value-type="float" office:value="0.0236138496">
                <text:p>0.0236138496</text:p>
              </table:table-cell>
            </table:table-row>
            <table:table-row>
              <table:table-cell office:value-type="float" office:value="0.490509259259259">
                <text:p>0.490509259259259</text:p>
              </table:table-cell>
              <table:table-cell office:value-type="float" office:value="0.0266911152">
                <text:p>0.0266911152</text:p>
              </table:table-cell>
            </table:table-row>
            <table:table-row>
              <table:table-cell office:value-type="float" office:value="0.490740740740741">
                <text:p>0.490740740740741</text:p>
              </table:table-cell>
              <table:table-cell office:value-type="float" office:value="0.02671516">
                <text:p>0.02671516</text:p>
              </table:table-cell>
            </table:table-row>
            <table:table-row>
              <table:table-cell office:value-type="float" office:value="0.490972222222222">
                <text:p>0.490972222222222</text:p>
              </table:table-cell>
              <table:table-cell office:value-type="float" office:value="0.0267373552">
                <text:p>0.0267373552</text:p>
              </table:table-cell>
            </table:table-row>
            <table:table-row>
              <table:table-cell office:value-type="float" office:value="0.491203703703704">
                <text:p>0.491203703703704</text:p>
              </table:table-cell>
              <table:table-cell office:value-type="float" office:value="0.0300024">
                <text:p>0.0300024</text:p>
              </table:table-cell>
            </table:table-row>
            <table:table-row>
              <table:table-cell office:value-type="float" office:value="0.491435185185185">
                <text:p>0.491435185185185</text:p>
              </table:table-cell>
              <table:table-cell office:value-type="float" office:value="0.0334563248">
                <text:p>0.0334563248</text:p>
              </table:table-cell>
            </table:table-row>
            <table:table-row>
              <table:table-cell office:value-type="float" office:value="0.491666666666667">
                <text:p>0.491666666666667</text:p>
              </table:table-cell>
              <table:table-cell office:value-type="float" office:value="0.0300417984">
                <text:p>0.0300417984</text:p>
              </table:table-cell>
            </table:table-row>
            <table:table-row>
              <table:table-cell office:value-type="float" office:value="0.491898148148148">
                <text:p>0.491898148148148</text:p>
              </table:table-cell>
              <table:table-cell office:value-type="float" office:value="0.0300272832">
                <text:p>0.0300272832</text:p>
              </table:table-cell>
            </table:table-row>
            <table:table-row>
              <table:table-cell office:value-type="float" office:value="0.49212962962963">
                <text:p>0.49212962962963</text:p>
              </table:table-cell>
              <table:table-cell office:value-type="float" office:value="0.0300272832">
                <text:p>0.0300272832</text:p>
              </table:table-cell>
            </table:table-row>
            <table:table-row>
              <table:table-cell office:value-type="float" office:value="0.492361111111111">
                <text:p>0.492361111111111</text:p>
              </table:table-cell>
              <table:table-cell office:value-type="float" office:value="0.0334563248">
                <text:p>0.0334563248</text:p>
              </table:table-cell>
            </table:table-row>
            <table:table-row>
              <table:table-cell office:value-type="float" office:value="0.492592592592593">
                <text:p>0.492592592592593</text:p>
              </table:table-cell>
              <table:table-cell office:value-type="float" office:value="0.0334724976">
                <text:p>0.0334724976</text:p>
              </table:table-cell>
            </table:table-row>
            <table:table-row>
              <table:table-cell office:value-type="float" office:value="0.492824074074074">
                <text:p>0.492824074074074</text:p>
              </table:table-cell>
              <table:table-cell office:value-type="float" office:value="0.0334724976">
                <text:p>0.0334724976</text:p>
              </table:table-cell>
            </table:table-row>
            <table:table-row>
              <table:table-cell office:value-type="float" office:value="0.493055555555556">
                <text:p>0.493055555555556</text:p>
              </table:table-cell>
              <table:table-cell office:value-type="float" office:value="0.0334563248">
                <text:p>0.0334563248</text:p>
              </table:table-cell>
            </table:table-row>
            <table:table-row>
              <table:table-cell office:value-type="float" office:value="0.493287037037037">
                <text:p>0.493287037037037</text:p>
              </table:table-cell>
              <table:table-cell office:value-type="float" office:value="0.0334563248">
                <text:p>0.0334563248</text:p>
              </table:table-cell>
            </table:table-row>
            <table:table-row>
              <table:table-cell office:value-type="float" office:value="0.493518518518518">
                <text:p>0.493518518518518</text:p>
              </table:table-cell>
              <table:table-cell office:value-type="float" office:value="0.03707072">
                <text:p>0.03707072</text:p>
              </table:table-cell>
            </table:table-row>
            <table:table-row>
              <table:table-cell office:value-type="float" office:value="0.49375">
                <text:p>0.49375</text:p>
              </table:table-cell>
              <table:table-cell office:value-type="float" office:value="0.0334563248">
                <text:p>0.0334563248</text:p>
              </table:table-cell>
            </table:table-row>
            <table:table-row>
              <table:table-cell office:value-type="float" office:value="0.493981481481482">
                <text:p>0.493981481481482</text:p>
              </table:table-cell>
              <table:table-cell office:value-type="float" office:value="0.0334563248">
                <text:p>0.0334563248</text:p>
              </table:table-cell>
            </table:table-row>
            <table:table-row>
              <table:table-cell office:value-type="float" office:value="0.494212962962963">
                <text:p>0.494212962962963</text:p>
              </table:table-cell>
              <table:table-cell office:value-type="float" office:value="0.0300272832">
                <text:p>0.0300272832</text:p>
              </table:table-cell>
            </table:table-row>
            <table:table-row>
              <table:table-cell office:value-type="float" office:value="0.494444444444444">
                <text:p>0.494444444444444</text:p>
              </table:table-cell>
              <table:table-cell office:value-type="float" office:value="0.0300417984">
                <text:p>0.0300417984</text:p>
              </table:table-cell>
            </table:table-row>
            <table:table-row>
              <table:table-cell office:value-type="float" office:value="0.494675925925926">
                <text:p>0.494675925925926</text:p>
              </table:table-cell>
              <table:table-cell office:value-type="float" office:value="0.03005424">
                <text:p>0.03005424</text:p>
              </table:table-cell>
            </table:table-row>
            <table:table-row>
              <table:table-cell office:value-type="float" office:value="0.494907407407407">
                <text:p>0.494907407407407</text:p>
              </table:table-cell>
              <table:table-cell office:value-type="float" office:value="0.03005424">
                <text:p>0.03005424</text:p>
              </table:table-cell>
            </table:table-row>
            <table:table-row>
              <table:table-cell office:value-type="float" office:value="0.495138888888889">
                <text:p>0.495138888888889</text:p>
              </table:table-cell>
              <table:table-cell office:value-type="float" office:value="0.03005424">
                <text:p>0.03005424</text:p>
              </table:table-cell>
            </table:table-row>
            <table:table-row>
              <table:table-cell office:value-type="float" office:value="0.49537037037037">
                <text:p>0.49537037037037</text:p>
              </table:table-cell>
              <table:table-cell office:value-type="float" office:value="0.0300791232">
                <text:p>0.0300791232</text:p>
              </table:table-cell>
            </table:table-row>
            <table:table-row>
              <table:table-cell office:value-type="float" office:value="0.495601851851852">
                <text:p>0.495601851851852</text:p>
              </table:table-cell>
              <table:table-cell office:value-type="float" office:value="0.0300936384">
                <text:p>0.0300936384</text:p>
              </table:table-cell>
            </table:table-row>
            <table:table-row>
              <table:table-cell office:value-type="float" office:value="0.495833333333333">
                <text:p>0.495833333333333</text:p>
              </table:table-cell>
              <table:table-cell office:value-type="float" office:value="0.03354412">
                <text:p>0.03354412</text:p>
              </table:table-cell>
            </table:table-row>
            <table:table-row>
              <table:table-cell office:value-type="float" office:value="0.496064814814815">
                <text:p>0.496064814814815</text:p>
              </table:table-cell>
              <table:table-cell office:value-type="float" office:value="0.03354412">
                <text:p>0.03354412</text:p>
              </table:table-cell>
            </table:table-row>
            <table:table-row>
              <table:table-cell office:value-type="float" office:value="0.496296296296296">
                <text:p>0.496296296296296</text:p>
              </table:table-cell>
              <table:table-cell office:value-type="float" office:value="0.037168">
                <text:p>0.037168</text:p>
              </table:table-cell>
            </table:table-row>
            <table:table-row>
              <table:table-cell office:value-type="float" office:value="0.496527777777778">
                <text:p>0.496527777777778</text:p>
              </table:table-cell>
              <table:table-cell office:value-type="float" office:value="0.037168">
                <text:p>0.037168</text:p>
              </table:table-cell>
            </table:table-row>
            <table:table-row>
              <table:table-cell office:value-type="float" office:value="0.496759259259259">
                <text:p>0.496759259259259</text:p>
              </table:table-cell>
              <table:table-cell office:value-type="float" office:value="0.037168">
                <text:p>0.037168</text:p>
              </table:table-cell>
            </table:table-row>
            <table:table-row>
              <table:table-cell office:value-type="float" office:value="0.496990740740741">
                <text:p>0.496990740740741</text:p>
              </table:table-cell>
              <table:table-cell office:value-type="float" office:value="0.03718336">
                <text:p>0.03718336</text:p>
              </table:table-cell>
            </table:table-row>
            <table:table-row>
              <table:table-cell office:value-type="float" office:value="0.497222222222222">
                <text:p>0.497222222222222</text:p>
              </table:table-cell>
              <table:table-cell office:value-type="float" office:value="0.03718336">
                <text:p>0.03718336</text:p>
              </table:table-cell>
            </table:table-row>
            <table:table-row>
              <table:table-cell office:value-type="float" office:value="0.497453703703704">
                <text:p>0.497453703703704</text:p>
              </table:table-cell>
              <table:table-cell office:value-type="float" office:value="0.03718336">
                <text:p>0.03718336</text:p>
              </table:table-cell>
            </table:table-row>
            <table:table-row>
              <table:table-cell office:value-type="float" office:value="0.497685185185185">
                <text:p>0.497685185185185</text:p>
              </table:table-cell>
              <table:table-cell office:value-type="float" office:value="0.03719872">
                <text:p>0.03719872</text:p>
              </table:table-cell>
            </table:table-row>
            <table:table-row>
              <table:table-cell office:value-type="float" office:value="0.497916666666667">
                <text:p>0.497916666666667</text:p>
              </table:table-cell>
              <table:table-cell office:value-type="float" office:value="0.03718336">
                <text:p>0.03718336</text:p>
              </table:table-cell>
            </table:table-row>
            <table:table-row>
              <table:table-cell office:value-type="float" office:value="0.498148148148148">
                <text:p>0.498148148148148</text:p>
              </table:table-cell>
              <table:table-cell office:value-type="float" office:value="0.03718336">
                <text:p>0.03718336</text:p>
              </table:table-cell>
            </table:table-row>
            <table:table-row>
              <table:table-cell office:value-type="float" office:value="0.49837962962963">
                <text:p>0.49837962962963</text:p>
              </table:table-cell>
              <table:table-cell office:value-type="float" office:value="0.03718336">
                <text:p>0.03718336</text:p>
              </table:table-cell>
            </table:table-row>
            <table:table-row>
              <table:table-cell office:value-type="float" office:value="0.498611111111111">
                <text:p>0.498611111111111</text:p>
              </table:table-cell>
              <table:table-cell office:value-type="float" office:value="0.03719872">
                <text:p>0.03719872</text:p>
              </table:table-cell>
            </table:table-row>
            <table:table-row>
              <table:table-cell office:value-type="float" office:value="0.498842592592593">
                <text:p>0.498842592592593</text:p>
              </table:table-cell>
              <table:table-cell office:value-type="float" office:value="0.03719872">
                <text:p>0.03719872</text:p>
              </table:table-cell>
            </table:table-row>
            <table:table-row>
              <table:table-cell office:value-type="float" office:value="0.499074074074074">
                <text:p>0.499074074074074</text:p>
              </table:table-cell>
              <table:table-cell office:value-type="float" office:value="0.0410313456">
                <text:p>0.0410313456</text:p>
              </table:table-cell>
            </table:table-row>
            <table:table-row>
              <table:table-cell office:value-type="float" office:value="0.499305555555556">
                <text:p>0.499305555555556</text:p>
              </table:table-cell>
              <table:table-cell office:value-type="float" office:value="0.0410115888">
                <text:p>0.0410115888</text:p>
              </table:table-cell>
            </table:table-row>
            <table:table-row>
              <table:table-cell office:value-type="float" office:value="0.499537037037037">
                <text:p>0.499537037037037</text:p>
              </table:table-cell>
              <table:table-cell office:value-type="float" office:value="0.0410115888">
                <text:p>0.0410115888</text:p>
              </table:table-cell>
            </table:table-row>
            <table:table-row>
              <table:table-cell office:value-type="float" office:value="0.499768518518519">
                <text:p>0.499768518518519</text:p>
              </table:table-cell>
              <table:table-cell office:value-type="float" office:value="0.0409946544">
                <text:p>0.040994654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409946544">
                <text:p>0.0409946544</text:p>
              </table:table-cell>
            </table:table-row>
            <table:table-row>
              <table:table-cell office:value-type="float" office:value="0.500231481481481">
                <text:p>0.500231481481481</text:p>
              </table:table-cell>
              <table:table-cell office:value-type="float" office:value="0.0410115888">
                <text:p>0.0410115888</text:p>
              </table:table-cell>
            </table:table-row>
            <table:table-row>
              <table:table-cell office:value-type="float" office:value="0.500462962962963">
                <text:p>0.500462962962963</text:p>
              </table:table-cell>
              <table:table-cell office:value-type="float" office:value="0.0410115888">
                <text:p>0.0410115888</text:p>
              </table:table-cell>
            </table:table-row>
            <table:table-row>
              <table:table-cell office:value-type="float" office:value="0.500694444444444">
                <text:p>0.500694444444444</text:p>
              </table:table-cell>
              <table:table-cell office:value-type="float" office:value="0.0410115888">
                <text:p>0.0410115888</text:p>
              </table:table-cell>
            </table:table-row>
            <table:table-row>
              <table:table-cell office:value-type="float" office:value="0.500925925925926">
                <text:p>0.500925925925926</text:p>
              </table:table-cell>
              <table:table-cell office:value-type="float" office:value="0.03719872">
                <text:p>0.03719872</text:p>
              </table:table-cell>
            </table:table-row>
            <table:table-row>
              <table:table-cell office:value-type="float" office:value="0.501157407407407">
                <text:p>0.501157407407407</text:p>
              </table:table-cell>
              <table:table-cell office:value-type="float" office:value="0.03719872">
                <text:p>0.03719872</text:p>
              </table:table-cell>
            </table:table-row>
            <table:table-row>
              <table:table-cell office:value-type="float" office:value="0.501388888888889">
                <text:p>0.501388888888889</text:p>
              </table:table-cell>
              <table:table-cell office:value-type="float" office:value="0.0410115888">
                <text:p>0.0410115888</text:p>
              </table:table-cell>
            </table:table-row>
            <table:table-row>
              <table:table-cell office:value-type="float" office:value="0.50162037037037">
                <text:p>0.50162037037037</text:p>
              </table:table-cell>
              <table:table-cell office:value-type="float" office:value="0.0410115888">
                <text:p>0.0410115888</text:p>
              </table:table-cell>
            </table:table-row>
            <table:table-row>
              <table:table-cell office:value-type="float" office:value="0.501851851851852">
                <text:p>0.501851851851852</text:p>
              </table:table-cell>
              <table:table-cell office:value-type="float" office:value="0.0410115888">
                <text:p>0.0410115888</text:p>
              </table:table-cell>
            </table:table-row>
            <table:table-row>
              <table:table-cell office:value-type="float" office:value="0.502083333333333">
                <text:p>0.502083333333333</text:p>
              </table:table-cell>
              <table:table-cell office:value-type="float" office:value="0.0410313456">
                <text:p>0.0410313456</text:p>
              </table:table-cell>
            </table:table-row>
            <table:table-row>
              <table:table-cell office:value-type="float" office:value="0.502314814814815">
                <text:p>0.502314814814815</text:p>
              </table:table-cell>
              <table:table-cell office:value-type="float" office:value="0.04104828">
                <text:p>0.04104828</text:p>
              </table:table-cell>
            </table:table-row>
            <table:table-row>
              <table:table-cell office:value-type="float" office:value="0.502546296296296">
                <text:p>0.502546296296296</text:p>
              </table:table-cell>
              <table:table-cell office:value-type="float" office:value="0.0409946544">
                <text:p>0.0409946544</text:p>
              </table:table-cell>
            </table:table-row>
            <table:table-row>
              <table:table-cell office:value-type="float" office:value="0.502777777777778">
                <text:p>0.502777777777778</text:p>
              </table:table-cell>
              <table:table-cell office:value-type="float" office:value="0.0450104512">
                <text:p>0.0450104512</text:p>
              </table:table-cell>
            </table:table-row>
            <table:table-row>
              <table:table-cell office:value-type="float" office:value="0.503009259259259">
                <text:p>0.503009259259259</text:p>
              </table:table-cell>
              <table:table-cell office:value-type="float" office:value="0.0450321344">
                <text:p>0.0450321344</text:p>
              </table:table-cell>
            </table:table-row>
            <table:table-row>
              <table:table-cell office:value-type="float" office:value="0.503240740740741">
                <text:p>0.503240740740741</text:p>
              </table:table-cell>
              <table:table-cell office:value-type="float" office:value="0.04923932">
                <text:p>0.04923932</text:p>
              </table:table-cell>
            </table:table-row>
            <table:table-row>
              <table:table-cell office:value-type="float" office:value="0.503472222222222">
                <text:p>0.503472222222222</text:p>
              </table:table-cell>
              <table:table-cell office:value-type="float" office:value="0.0492596336">
                <text:p>0.0492596336</text:p>
              </table:table-cell>
            </table:table-row>
            <table:table-row>
              <table:table-cell office:value-type="float" office:value="0.503703703703704">
                <text:p>0.503703703703704</text:p>
              </table:table-cell>
              <table:table-cell office:value-type="float" office:value="0.0450693056">
                <text:p>0.0450693056</text:p>
              </table:table-cell>
            </table:table-row>
            <table:table-row>
              <table:table-cell office:value-type="float" office:value="0.503935185185185">
                <text:p>0.503935185185185</text:p>
              </table:table-cell>
              <table:table-cell office:value-type="float" office:value="0.0492799472">
                <text:p>0.0492799472</text:p>
              </table:table-cell>
            </table:table-row>
            <table:table-row>
              <table:table-cell office:value-type="float" office:value="0.504166666666667">
                <text:p>0.504166666666667</text:p>
              </table:table-cell>
              <table:table-cell office:value-type="float" office:value="0.0493036464">
                <text:p>0.0493036464</text:p>
              </table:table-cell>
            </table:table-row>
            <table:table-row>
              <table:table-cell office:value-type="float" office:value="0.504398148148148">
                <text:p>0.504398148148148</text:p>
              </table:table-cell>
              <table:table-cell office:value-type="float" office:value="0.0493036464">
                <text:p>0.0493036464</text:p>
              </table:table-cell>
            </table:table-row>
            <table:table-row>
              <table:table-cell office:value-type="float" office:value="0.50462962962963">
                <text:p>0.50462962962963</text:p>
              </table:table-cell>
              <table:table-cell office:value-type="float" office:value="0.04932396">
                <text:p>0.04932396</text:p>
              </table:table-cell>
            </table:table-row>
            <table:table-row>
              <table:table-cell office:value-type="float" office:value="0.504861111111111">
                <text:p>0.504861111111111</text:p>
              </table:table-cell>
              <table:table-cell office:value-type="float" office:value="0.0493442736">
                <text:p>0.0493442736</text:p>
              </table:table-cell>
            </table:table-row>
            <table:table-row>
              <table:table-cell office:value-type="float" office:value="0.505092592592593">
                <text:p>0.505092592592593</text:p>
              </table:table-cell>
              <table:table-cell office:value-type="float" office:value="0.0493645872">
                <text:p>0.0493645872</text:p>
              </table:table-cell>
            </table:table-row>
            <table:table-row>
              <table:table-cell office:value-type="float" office:value="0.505324074074074">
                <text:p>0.505324074074074</text:p>
              </table:table-cell>
              <table:table-cell office:value-type="float" office:value="0.0493882864">
                <text:p>0.0493882864</text:p>
              </table:table-cell>
            </table:table-row>
            <table:table-row>
              <table:table-cell office:value-type="float" office:value="0.505555555555556">
                <text:p>0.505555555555556</text:p>
              </table:table-cell>
              <table:table-cell office:value-type="float" office:value="0.0494086">
                <text:p>0.0494086</text:p>
              </table:table-cell>
            </table:table-row>
            <table:table-row>
              <table:table-cell office:value-type="float" office:value="0.505787037037037">
                <text:p>0.505787037037037</text:p>
              </table:table-cell>
              <table:table-cell office:value-type="float" office:value="0.0494289136">
                <text:p>0.0494289136</text:p>
              </table:table-cell>
            </table:table-row>
            <table:table-row>
              <table:table-cell office:value-type="float" office:value="0.506018518518519">
                <text:p>0.506018518518519</text:p>
              </table:table-cell>
              <table:table-cell office:value-type="float" office:value="0.0494289136">
                <text:p>0.0494289136</text:p>
              </table:table-cell>
            </table:table-row>
            <table:table-row>
              <table:table-cell office:value-type="float" office:value="0.50625">
                <text:p>0.50625</text:p>
              </table:table-cell>
              <table:table-cell office:value-type="float" office:value="0.0494492272">
                <text:p>0.0494492272</text:p>
              </table:table-cell>
            </table:table-row>
            <table:table-row>
              <table:table-cell office:value-type="float" office:value="0.506481481481482">
                <text:p>0.506481481481482</text:p>
              </table:table-cell>
              <table:table-cell office:value-type="float" office:value="0.0494729264">
                <text:p>0.0494729264</text:p>
              </table:table-cell>
            </table:table-row>
            <table:table-row>
              <table:table-cell office:value-type="float" office:value="0.506712962962963">
                <text:p>0.506712962962963</text:p>
              </table:table-cell>
              <table:table-cell office:value-type="float" office:value="0.0494729264">
                <text:p>0.0494729264</text:p>
              </table:table-cell>
            </table:table-row>
            <table:table-row>
              <table:table-cell office:value-type="float" office:value="0.506944444444444">
                <text:p>0.506944444444444</text:p>
              </table:table-cell>
              <table:table-cell office:value-type="float" office:value="0.0538684416">
                <text:p>0.0538684416</text:p>
              </table:table-cell>
            </table:table-row>
            <table:table-row>
              <table:table-cell office:value-type="float" office:value="0.507175925925926">
                <text:p>0.507175925925926</text:p>
              </table:table-cell>
              <table:table-cell office:value-type="float" office:value="0.05389056">
                <text:p>0.05389056</text:p>
              </table:table-cell>
            </table:table-row>
            <table:table-row>
              <table:table-cell office:value-type="float" office:value="0.507407407407407">
                <text:p>0.507407407407407</text:p>
              </table:table-cell>
              <table:table-cell office:value-type="float" office:value="0.05389056">
                <text:p>0.05389056</text:p>
              </table:table-cell>
            </table:table-row>
            <table:table-row>
              <table:table-cell office:value-type="float" office:value="0.507638888888889">
                <text:p>0.507638888888889</text:p>
              </table:table-cell>
              <table:table-cell office:value-type="float" office:value="0.0539126784">
                <text:p>0.0539126784</text:p>
              </table:table-cell>
            </table:table-row>
            <table:table-row>
              <table:table-cell office:value-type="float" office:value="0.50787037037037">
                <text:p>0.50787037037037</text:p>
              </table:table-cell>
              <table:table-cell office:value-type="float" office:value="0.0539126784">
                <text:p>0.0539126784</text:p>
              </table:table-cell>
            </table:table-row>
            <table:table-row>
              <table:table-cell office:value-type="float" office:value="0.508101851851852">
                <text:p>0.508101851851852</text:p>
              </table:table-cell>
              <table:table-cell office:value-type="float" office:value="0.0539126784">
                <text:p>0.0539126784</text:p>
              </table:table-cell>
            </table:table-row>
            <table:table-row>
              <table:table-cell office:value-type="float" office:value="0.508333333333333">
                <text:p>0.508333333333333</text:p>
              </table:table-cell>
              <table:table-cell office:value-type="float" office:value="0.0539126784">
                <text:p>0.0539126784</text:p>
              </table:table-cell>
            </table:table-row>
            <table:table-row>
              <table:table-cell office:value-type="float" office:value="0.508564814814815">
                <text:p>0.508564814814815</text:p>
              </table:table-cell>
              <table:table-cell office:value-type="float" office:value="0.0539347968">
                <text:p>0.0539347968</text:p>
              </table:table-cell>
            </table:table-row>
            <table:table-row>
              <table:table-cell office:value-type="float" office:value="0.508796296296296">
                <text:p>0.508796296296296</text:p>
              </table:table-cell>
              <table:table-cell office:value-type="float" office:value="0.0539347968">
                <text:p>0.0539347968</text:p>
              </table:table-cell>
            </table:table-row>
            <table:table-row>
              <table:table-cell office:value-type="float" office:value="0.509027777777778">
                <text:p>0.509027777777778</text:p>
              </table:table-cell>
              <table:table-cell office:value-type="float" office:value="0.0539347968">
                <text:p>0.0539347968</text:p>
              </table:table-cell>
            </table:table-row>
            <table:table-row>
              <table:table-cell office:value-type="float" office:value="0.509259259259259">
                <text:p>0.509259259259259</text:p>
              </table:table-cell>
              <table:table-cell office:value-type="float" office:value="0.058551">
                <text:p>0.058551</text:p>
              </table:table-cell>
            </table:table-row>
            <table:table-row>
              <table:table-cell office:value-type="float" office:value="0.509490740740741">
                <text:p>0.509490740740741</text:p>
              </table:table-cell>
              <table:table-cell office:value-type="float" office:value="0.058575">
                <text:p>0.058575</text:p>
              </table:table-cell>
            </table:table-row>
            <table:table-row>
              <table:table-cell office:value-type="float" office:value="0.509722222222222">
                <text:p>0.509722222222222</text:p>
              </table:table-cell>
              <table:table-cell office:value-type="float" office:value="0.0539347968">
                <text:p>0.0539347968</text:p>
              </table:table-cell>
            </table:table-row>
            <table:table-row>
              <table:table-cell office:value-type="float" office:value="0.509953703703704">
                <text:p>0.509953703703704</text:p>
              </table:table-cell>
              <table:table-cell office:value-type="float" office:value="0.058551">
                <text:p>0.058551</text:p>
              </table:table-cell>
            </table:table-row>
            <table:table-row>
              <table:table-cell office:value-type="float" office:value="0.510185185185185">
                <text:p>0.510185185185185</text:p>
              </table:table-cell>
              <table:table-cell office:value-type="float" office:value="0.058575">
                <text:p>0.058575</text:p>
              </table:table-cell>
            </table:table-row>
            <table:table-row>
              <table:table-cell office:value-type="float" office:value="0.510416666666667">
                <text:p>0.510416666666667</text:p>
              </table:table-cell>
              <table:table-cell office:value-type="float" office:value="0.058551">
                <text:p>0.058551</text:p>
              </table:table-cell>
            </table:table-row>
            <table:table-row>
              <table:table-cell office:value-type="float" office:value="0.510648148148148">
                <text:p>0.510648148148148</text:p>
              </table:table-cell>
              <table:table-cell office:value-type="float" office:value="0.058575">
                <text:p>0.058575</text:p>
              </table:table-cell>
            </table:table-row>
            <table:table-row>
              <table:table-cell office:value-type="float" office:value="0.51087962962963">
                <text:p>0.51087962962963</text:p>
              </table:table-cell>
              <table:table-cell office:value-type="float" office:value="0.058623">
                <text:p>0.058623</text:p>
              </table:table-cell>
            </table:table-row>
            <table:table-row>
              <table:table-cell office:value-type="float" office:value="0.511111111111111">
                <text:p>0.511111111111111</text:p>
              </table:table-cell>
              <table:table-cell office:value-type="float" office:value="0.058623">
                <text:p>0.058623</text:p>
              </table:table-cell>
            </table:table-row>
            <table:table-row>
              <table:table-cell office:value-type="float" office:value="0.511342592592593">
                <text:p>0.511342592592593</text:p>
              </table:table-cell>
              <table:table-cell office:value-type="float" office:value="0.058651">
                <text:p>0.058651</text:p>
              </table:table-cell>
            </table:table-row>
            <table:table-row>
              <table:table-cell office:value-type="float" office:value="0.511574074074074">
                <text:p>0.511574074074074</text:p>
              </table:table-cell>
              <table:table-cell office:value-type="float" office:value="0.058651">
                <text:p>0.058651</text:p>
              </table:table-cell>
            </table:table-row>
            <table:table-row>
              <table:table-cell office:value-type="float" office:value="0.511805555555555">
                <text:p>0.511805555555555</text:p>
              </table:table-cell>
              <table:table-cell office:value-type="float" office:value="0.058675">
                <text:p>0.058675</text:p>
              </table:table-cell>
            </table:table-row>
            <table:table-row>
              <table:table-cell office:value-type="float" office:value="0.512037037037037">
                <text:p>0.512037037037037</text:p>
              </table:table-cell>
              <table:table-cell office:value-type="float" office:value="0.058699">
                <text:p>0.058699</text:p>
              </table:table-cell>
            </table:table-row>
            <table:table-row>
              <table:table-cell office:value-type="float" office:value="0.512268518518519">
                <text:p>0.512268518518519</text:p>
              </table:table-cell>
              <table:table-cell office:value-type="float" office:value="0.058699">
                <text:p>0.0586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